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6700003D76D20D960B.wmf" manifest:media-type=""/>
  <manifest:file-entry manifest:full-path="Pictures/2000000900002780000029EE795AD915.wmf" manifest:media-type=""/>
  <manifest:file-entry manifest:full-path="Pictures/2000028800003E810000232A935A0EC5.svm" manifest:media-type=""/>
  <manifest:file-entry manifest:full-path="Pictures/200002CA00003E800000232A20F0EBEC.svm" manifest:media-type=""/>
  <manifest:file-entry manifest:full-path="Pictures/2000000900005F0E00003C29DE0DB01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8pt" style:font-size-asian="18pt" style:font-size-complex="14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bffa9"/>
    </style:style>
    <style:style style:name="P6" style:family="paragraph" style:parent-style-name="Standard">
      <style:paragraph-properties fo:text-align="justify" style:justify-single-word="false"/>
      <style:text-properties officeooo:paragraph-rsid="000db541"/>
    </style:style>
    <style:style style:name="P7" style:family="paragraph" style:parent-style-name="Standard">
      <style:paragraph-properties fo:text-align="justify" style:justify-single-word="false"/>
      <style:text-properties officeooo:paragraph-rsid="000fa798"/>
    </style:style>
    <style:style style:name="P8" style:family="paragraph" style:parent-style-name="Standard">
      <style:text-properties fo:font-weight="bold" style:font-weight-asian="bold"/>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text-properties style:font-name="Courier New" fo:font-size="10pt" style:font-size-asian="10pt" style:font-name-complex="Courier New"/>
    </style:style>
    <style:style style:name="P13" style:family="paragraph" style:parent-style-name="Standard">
      <style:text-properties style:font-name="Courier New" fo:font-size="10pt" style:font-size-asian="10pt" style:font-name-complex="Courier New" style:font-size-complex="10pt"/>
    </style:style>
    <style:style style:name="P14"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10pt" style:font-size-asian="10pt" style:font-name-complex="Courier New"/>
    </style:style>
    <style:style style:name="P16" style:family="paragraph" style:parent-style-name="Standard">
      <style:text-properties style:font-name="Courier New" fo:font-size="10pt" fo:language="en" fo:country="GB" style:font-size-asian="10pt" style:font-name-complex="Courier New"/>
    </style:style>
    <style:style style:name="P17"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18" style:family="paragraph" style:parent-style-name="Standard">
      <style:paragraph-properties fo:text-align="justify" style:justify-single-word="false"/>
      <style:text-properties style:font-name="Courier New" fo:font-size="10pt" fo:language="en" fo:country="GB" officeooo:paragraph-rsid="000db541" style:font-size-asian="10pt" style:font-name-complex="Courier New" style:font-size-complex="10pt"/>
    </style:style>
    <style:style style:name="P19" style:family="paragraph" style:parent-style-name="Standard">
      <style:paragraph-properties fo:text-align="justify" style:justify-single-word="false"/>
      <style:text-properties style:font-name="Courier New" fo:font-size="10pt" fo:font-style="italic" style:font-size-asian="10pt" style:font-style-asian="italic" style:font-name-complex="Courier New"/>
    </style:style>
    <style:style style:name="P20" style:family="paragraph" style:parent-style-name="Standard">
      <style:text-properties style:font-name="Courier New" fo:font-size="10pt" fo:font-style="italic" style:font-size-asian="10pt" style:font-style-asian="italic" style:font-name-complex="Courier New" style:font-size-complex="10pt"/>
    </style:style>
    <style:style style:name="P21" style:family="paragraph" style:parent-style-name="Standard">
      <style:text-properties style:font-name="Courier New" fo:font-size="10pt" fo:language="en" fo:country="US" officeooo:paragraph-rsid="000db541" style:font-size-asian="10pt" style:font-name-complex="Courier New" style:font-size-complex="10pt"/>
    </style:style>
    <style:style style:name="P22" style:family="paragraph" style:parent-style-name="Standard">
      <style:paragraph-properties fo:text-align="justify" style:justify-single-word="false"/>
      <style:text-properties style:font-name="Courier New" fo:font-size="8pt" style:font-size-asian="8pt" style:font-name-complex="Courier New"/>
    </style:style>
    <style:style style:name="P23" style:family="paragraph" style:parent-style-name="Standard">
      <style:text-properties style:font-name="Courier New" fo:font-size="8pt" style:font-size-asian="8pt" style:font-name-complex="Courier New" style:font-size-complex="8pt"/>
    </style:style>
    <style:style style:name="P24" style:family="paragraph" style:parent-style-name="Standard">
      <style:text-properties style:font-name="Courier New" fo:font-size="7pt" style:font-size-asian="7pt" style:font-name-complex="Courier New" style:font-size-complex="8pt"/>
    </style:style>
    <style:style style:name="P25" style:family="paragraph" style:parent-style-name="Standard">
      <style:text-properties fo:language="en" fo:country="GB"/>
    </style:style>
    <style:style style:name="P26" style:family="paragraph" style:parent-style-name="Standard">
      <style:paragraph-properties fo:text-align="justify" style:justify-single-word="false"/>
      <style:text-properties fo:language="en" fo:country="GB"/>
    </style:style>
    <style:style style:name="P27" style:family="paragraph" style:parent-style-name="Standard">
      <style:paragraph-properties fo:text-align="justify" style:justify-single-word="false"/>
      <style:text-properties fo:language="en" fo:country="GB" officeooo:paragraph-rsid="000bffa9"/>
    </style:style>
    <style:style style:name="P28" style:family="paragraph" style:parent-style-name="Standard">
      <style:text-properties fo:language="en" fo:country="GB" officeooo:paragraph-rsid="000bffa9"/>
    </style:style>
    <style:style style:name="P29" style:family="paragraph" style:parent-style-name="Standard">
      <style:paragraph-properties fo:text-align="justify" style:justify-single-word="false"/>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P30" style:family="paragraph" style:parent-style-name="Standard">
      <style:paragraph-properties style:text-autospace="none"/>
    </style:style>
    <style:style style:name="P31" style:family="paragraph" style:parent-style-name="Standard">
      <style:paragraph-properties style:snap-to-layout-grid="false"/>
    </style:style>
    <style:style style:name="P32" style:family="paragraph" style:parent-style-name="Standard">
      <style:paragraph-properties style:snap-to-layout-grid="false"/>
      <style:text-properties fo:language="fr" fo:country="FR" style:language-asian="zxx" style:country-asian="none"/>
    </style:style>
    <style:style style:name="P33" style:family="paragraph" style:parent-style-name="Standard">
      <style:paragraph-properties fo:text-align="justify" style:justify-single-word="false"/>
      <style:text-properties style:text-underline-style="solid" style:text-underline-width="auto" style:text-underline-color="font-color"/>
    </style:style>
    <style:style style:name="P34" style:family="paragraph" style:parent-style-name="Standard">
      <style:paragraph-properties fo:text-align="justify" style:justify-single-word="false"/>
      <style:text-properties fo:font-style="normal" style:text-underline-style="none" style:font-style-asian="normal" style:font-style-complex="normal"/>
    </style:style>
    <style:style style:name="P35" style:family="paragraph" style:parent-style-name="Standard">
      <style:paragraph-properties fo:text-align="justify" style:justify-single-word="false"/>
      <style:text-properties fo:font-style="italic" style:text-underline-style="none" style:font-style-asian="italic" style:font-style-complex="italic"/>
    </style:style>
    <style:style style:name="P36" style:family="paragraph" style:parent-style-name="Standard">
      <style:paragraph-properties fo:text-align="justify" style:justify-single-word="false"/>
      <style:text-properties fo:font-style="italic" style:font-style-asian="italic"/>
    </style:style>
    <style:style style:name="P37" style:family="paragraph" style:parent-style-name="Standard">
      <style:text-properties officeooo:paragraph-rsid="000bffa9"/>
    </style:style>
    <style:style style:name="P38" style:family="paragraph" style:parent-style-name="Standard">
      <style:paragraph-properties fo:text-align="justify" style:justify-single-word="false"/>
      <style:text-properties fo:language="en" fo:country="US" officeooo:paragraph-rsid="000db541"/>
    </style:style>
    <style:style style:name="P39" style:family="paragraph" style:parent-style-name="Standard">
      <style:text-properties officeooo:paragraph-rsid="000db541"/>
    </style:style>
    <style:style style:name="P40" style:family="paragraph" style:parent-style-name="Standard">
      <style:paragraph-properties fo:text-align="justify" style:justify-single-word="false" fo:break-before="page" style:text-autospace="none"/>
    </style:style>
    <style:style style:name="P41" style:family="paragraph" style:parent-style-name="Standard">
      <style:paragraph-properties fo:margin-left="1.249cm" fo:margin-right="0cm" fo:text-indent="0cm" style:auto-text-indent="false"/>
    </style:style>
    <style:style style:name="P42" style:family="paragraph" style:parent-style-name="Standard">
      <style:paragraph-properties fo:margin-left="1.249cm" fo:margin-right="0cm" fo:text-indent="0cm" style:auto-text-indent="false"/>
      <style:text-properties style:font-name="Courier New" fo:font-size="8pt" style:font-size-asian="8pt" style:font-name-complex="Courier New" style:font-size-complex="8pt"/>
    </style:style>
    <style:style style:name="P43" style:family="paragraph" style:parent-style-name="Standard">
      <style:paragraph-properties fo:margin-left="1.249cm" fo:margin-right="0cm" fo:text-indent="0cm" style:auto-text-indent="false" style:text-autospace="none"/>
      <style:text-properties style:font-name="Courier New" fo:font-size="8pt" style:font-size-asian="8pt" style:font-name-complex="Courier New" style:font-size-complex="8pt"/>
    </style:style>
    <style:style style:name="P44" style:family="paragraph" style:parent-style-name="Standard">
      <style:paragraph-properties fo:margin-left="1.249cm" fo:margin-right="0cm" fo:text-align="justify" style:justify-single-word="false" fo:text-indent="0cm" style:auto-text-indent="false"/>
      <style:text-properties style:font-name="Courier New" fo:font-size="8pt" style:font-size-asian="8pt" style:font-name-complex="Courier New" style:font-size-complex="8pt"/>
    </style:style>
    <style:style style:name="P45"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8pt"/>
    </style:style>
    <style:style style:name="P46" style:family="paragraph" style:parent-style-name="Standard">
      <style:paragraph-properties fo:margin-left="1.249cm" fo:margin-right="0cm" fo:text-align="justify" style:justify-single-word="false" fo:text-indent="0cm" style:auto-text-indent="false"/>
    </style:style>
    <style:style style:name="P47" style:family="paragraph" style:parent-style-name="Courrier_20_new">
      <style:paragraph-properties fo:margin-left="1.249cm" fo:margin-right="0cm" fo:text-indent="0cm" style:auto-text-indent="false"/>
      <style:text-properties fo:font-size="8pt" style:font-size-asian="8pt" style:font-size-complex="8pt"/>
    </style:style>
    <style:style style:name="P48" style:family="paragraph" style:parent-style-name="Standard">
      <style:paragraph-properties fo:margin-left="0cm" fo:margin-right="0cm" fo:text-indent="1.249cm" style:auto-text-indent="false"/>
    </style:style>
    <style:style style:name="P49" style:family="paragraph" style:parent-style-name="Standard">
      <style:paragraph-properties fo:margin-left="0cm" fo:margin-right="0cm" fo:text-align="justify" style:justify-single-word="false" fo:text-indent="1.249cm" style:auto-text-indent="false"/>
    </style:style>
    <style:style style:name="P50" style:family="paragraph" style:parent-style-name="Standard">
      <style:paragraph-properties fo:margin-left="0cm" fo:margin-right="0cm" fo:text-align="justify" style:justify-single-word="false" fo:text-indent="1.249cm" style:auto-text-indent="false"/>
      <style:text-properties style:font-name="Courier New" fo:font-size="10pt" style:font-size-asian="10pt" style:font-name-complex="Courier New"/>
    </style:style>
    <style:style style:name="P51" style:family="paragraph" style:parent-style-name="Standard">
      <style:paragraph-properties fo:margin-left="0cm" fo:margin-right="0cm" fo:text-indent="1.249cm" style:auto-text-indent="false"/>
      <style:text-properties style:font-name="Courier New" fo:font-size="10pt" style:font-size-asian="10pt" style:font-name-complex="Courier New" style:font-size-complex="10pt"/>
    </style:style>
    <style:style style:name="P52" style:family="paragraph" style:parent-style-name="Standard">
      <style:paragraph-properties fo:margin-left="0cm" fo:margin-right="0cm" fo:text-align="justify" style:justify-single-word="false" fo:text-indent="1.249cm" style:auto-text-indent="false"/>
      <style:text-properties fo:font-weight="bold" style:font-weight-asian="bold"/>
    </style:style>
    <style:style style:name="P53" style:family="paragraph" style:parent-style-name="Standard">
      <style:paragraph-properties fo:margin-left="0cm" fo:margin-right="0cm" fo:text-align="justify" style:justify-single-word="false" fo:text-indent="0.635cm" style:auto-text-indent="false"/>
    </style:style>
    <style:style style:name="P54" style:family="paragraph" style:parent-style-name="Standard">
      <style:paragraph-properties fo:margin-left="0.635cm" fo:margin-right="0cm" fo:text-indent="0cm" style:auto-text-indent="false"/>
    </style:style>
    <style:style style:name="P55" style:family="paragraph" style:parent-style-name="Standard">
      <style:paragraph-properties fo:margin-left="0.635cm" fo:margin-right="0cm" fo:text-indent="0cm" style:auto-text-indent="false"/>
      <style:text-properties style:font-name="Courier New" fo:font-size="10pt" style:font-size-asian="10pt" style:font-name-complex="Courier New"/>
    </style:style>
    <style:style style:name="P56"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57" style:family="paragraph" style:parent-style-name="Standard">
      <style:paragraph-properties fo:margin-left="0.635cm" fo:margin-right="0cm" fo:text-align="justify" style:justify-single-word="false" fo:text-indent="0cm" style:auto-text-indent="false"/>
    </style:style>
    <style:style style:name="P58" style:family="paragraph" style:parent-style-name="Standard">
      <style:paragraph-properties fo:margin-left="0.635cm" fo:margin-right="0cm" fo:text-indent="0.614cm" style:auto-text-indent="false"/>
    </style:style>
    <style:style style:name="P59" style:family="paragraph" style:parent-style-name="Standard">
      <style:paragraph-properties fo:margin-left="0.635cm" fo:margin-right="0cm" fo:text-indent="0.614cm" style:auto-text-indent="false"/>
      <style:text-properties style:font-name="Courier New" fo:font-size="10pt" style:font-size-asian="10pt" style:font-name-complex="Courier New"/>
    </style:style>
    <style:style style:name="P60" style:family="paragraph" style:parent-style-name="Standard">
      <style:paragraph-properties fo:margin-left="0.635cm" fo:margin-right="0cm" fo:text-indent="0.614cm" style:auto-text-indent="false"/>
      <style:text-properties style:font-name="Courier New" fo:font-size="8pt" style:font-size-asian="8pt" style:font-name-complex="Courier New" style:font-size-complex="8pt"/>
    </style:style>
    <style:style style:name="P61" style:family="paragraph" style:parent-style-name="Standard">
      <style:paragraph-properties fo:margin-left="2.519cm" fo:margin-right="0cm" fo:text-align="justify" style:justify-single-word="false" fo:text-indent="0cm" style:auto-text-indent="false"/>
      <style:text-properties style:font-name="Courier New" fo:font-size="8pt" style:font-size-asian="8pt" style:font-name-complex="Courier New" style:font-size-complex="8pt"/>
    </style:style>
    <style:style style:name="P62" style:family="paragraph" style:parent-style-name="Standard">
      <style:paragraph-properties fo:margin-left="1.27cm" fo:margin-right="0cm" fo:text-indent="0cm" style:auto-text-indent="false"/>
    </style:style>
    <style:style style:name="P63" style:family="paragraph" style:parent-style-name="Standard">
      <style:paragraph-properties fo:margin-left="1.27cm" fo:margin-right="0cm" fo:text-indent="0cm" style:auto-text-indent="false"/>
      <style:text-properties style:font-name="Courier New" fo:font-size="10pt" style:font-size-asian="10pt" style:font-name-complex="Courier New" style:font-size-complex="10pt"/>
    </style:style>
    <style:style style:name="P64" style:family="paragraph" style:parent-style-name="Standard">
      <style:paragraph-properties fo:margin-left="1.27cm" fo:margin-right="0cm" fo:text-align="justify" style:justify-single-word="false" fo:text-indent="0cm" style:auto-text-indent="false"/>
    </style:style>
    <style:style style:name="P65" style:family="paragraph" style:parent-style-name="Standard">
      <style:paragraph-properties fo:margin-left="2.498cm" fo:margin-right="0cm" fo:text-align="justify" style:justify-single-word="false" fo:text-indent="1.249cm" style:auto-text-indent="false"/>
    </style:style>
    <style:style style:name="P66" style:family="paragraph" style:parent-style-name="Standard">
      <style:paragraph-properties fo:margin-left="3.747cm" fo:margin-right="0cm" fo:text-align="justify" style:justify-single-word="false" fo:text-indent="0cm" style:auto-text-indent="false"/>
    </style:style>
    <style:style style:name="P67" style:family="paragraph" style:parent-style-name="Standard">
      <style:paragraph-properties fo:margin-left="3.747cm" fo:margin-right="0cm" fo:text-align="justify" style:justify-single-word="false" fo:text-indent="0cm" style:auto-text-indent="false"/>
      <style:text-properties style:font-name="Courier New" fo:font-size="10pt" style:font-size-asian="10pt" style:font-name-complex="Courier New"/>
    </style:style>
    <style:style style:name="P68" style:family="paragraph" style:parent-style-name="Standard">
      <style:paragraph-properties fo:margin-left="1.249cm" fo:margin-right="0cm" fo:text-align="justify" style:justify-single-word="false" fo:text-indent="1.249cm" style:auto-text-indent="false"/>
      <style:text-properties style:font-name="Courier New" fo:font-size="10pt" style:font-size-asian="10pt" style:font-name-complex="Courier New"/>
    </style:style>
    <style:style style:name="P69" style:family="paragraph" style:parent-style-name="Standard">
      <style:paragraph-properties fo:margin-left="3.747cm" fo:margin-right="0cm" fo:text-align="justify" style:justify-single-word="false" fo:text-indent="1.249cm" style:auto-text-indent="false"/>
    </style:style>
    <style:style style:name="P70" style:family="paragraph" style:parent-style-name="Standard">
      <style:paragraph-properties fo:margin-left="1.884cm" fo:margin-right="0cm" fo:text-align="justify" style:justify-single-word="false" fo:text-indent="0cm" style:auto-text-indent="false"/>
    </style:style>
    <style:style style:name="P71" style:family="paragraph" style:parent-style-name="Standard">
      <style:paragraph-properties fo:margin-left="1.249cm" fo:margin-right="0cm" fo:text-indent="0.635cm" style:auto-text-indent="false"/>
      <style:text-properties style:font-name="Courier New" fo:font-size="10pt" style:font-name-asian="Courier New" style:font-size-asian="10pt" style:font-name-complex="Courier New"/>
    </style:style>
    <style:style style:name="P72" style:family="paragraph" style:parent-style-name="Standard">
      <style:paragraph-properties fo:margin-left="0cm" fo:margin-right="0cm" fo:text-align="justify" style:justify-single-word="false" fo:text-indent="0cm" style:auto-text-indent="false"/>
    </style:style>
    <style:style style:name="P73"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74" style:family="paragraph" style:parent-style-name="Standard" style:list-style-name="WW8Num7"/>
    <style:style style:name="P75" style:family="paragraph" style:parent-style-name="Standard" style:list-style-name="WW8Num6"/>
    <style:style style:name="P76" style:family="paragraph" style:parent-style-name="Standard" style:list-style-name="WW8Num1"/>
    <style:style style:name="P77" style:family="paragraph" style:parent-style-name="Standard" style:list-style-name="WW8Num14"/>
    <style:style style:name="P78" style:family="paragraph" style:parent-style-name="Standard" style:list-style-name="WW8Num9">
      <style:text-properties officeooo:paragraph-rsid="000bffa9"/>
    </style:style>
    <style:style style:name="P79" style:family="paragraph" style:parent-style-name="Standard" style:list-style-name="WW8Num9">
      <style:paragraph-properties fo:text-align="justify" style:justify-single-word="false"/>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P80" style:family="paragraph" style:parent-style-name="Standard" style:list-style-name="WW8Num3"/>
    <style:style style:name="P81" style:family="paragraph" style:parent-style-name="Standard" style:list-style-name="WW8Num16"/>
    <style:style style:name="P82" style:family="paragraph" style:parent-style-name="Standard" style:list-style-name="WW8Num5"/>
    <style:style style:name="P83" style:family="paragraph" style:parent-style-name="Standard" style:list-style-name="WW8Num16">
      <style:paragraph-properties fo:text-align="justify" style:justify-single-word="false"/>
    </style:style>
    <style:style style:name="P84" style:family="paragraph" style:parent-style-name="Standard" style:list-style-name="WW8Num8">
      <style:paragraph-properties fo:text-align="justify" style:justify-single-word="false"/>
    </style:style>
    <style:style style:name="P85" style:family="paragraph" style:parent-style-name="Standard" style:list-style-name="L1">
      <style:paragraph-properties fo:text-align="justify" style:justify-single-word="false"/>
      <style:text-properties officeooo:paragraph-rsid="000bffa9"/>
    </style:style>
    <style:style style:name="P86" style:family="paragraph" style:parent-style-name="Standard" style:list-style-name="WW8Num16">
      <style:paragraph-properties fo:text-align="justify" style:justify-single-word="false"/>
      <style:text-properties style:font-name="Courier New" fo:font-size="8pt" fo:font-weight="bold" style:font-size-asian="8pt" style:font-weight-asian="bold" style:font-name-complex="Courier New" style:font-size-complex="8pt"/>
    </style:style>
    <style:style style:name="P87" style:family="paragraph" style:parent-style-name="Standard">
      <style:paragraph-properties fo:text-align="justify" style:justify-single-word="false"/>
      <style:text-properties style:font-name="Courier New" fo:font-size="10pt" fo:language="en" fo:country="GB" officeooo:paragraph-rsid="000db541" style:font-size-asian="10pt" style:font-name-complex="Courier New" style:font-size-complex="10pt"/>
    </style:style>
    <style:style style:name="P88" style:family="paragraph" style:parent-style-name="Standard" style:list-style-name="WW8Num12">
      <style:text-properties style:font-name="Courier New" fo:font-size="10pt" fo:language="en" fo:country="GB" style:font-size-asian="10pt" style:font-name-complex="Courier New" style:font-size-complex="10pt"/>
    </style:style>
    <style:style style:name="P89" style:family="paragraph" style:parent-style-name="Standard" style:list-style-name="WW8Num8"/>
    <style:style style:name="P90" style:family="paragraph" style:parent-style-name="Standard" style:list-style-name="WW8Num11"/>
    <style:style style:name="P91" style:family="paragraph" style:parent-style-name="Standard" style:list-style-name="WW8Num21"/>
    <style:style style:name="P92" style:family="paragraph" style:parent-style-name="Standard">
      <style:text-properties fo:language="en" fo:country="GB" officeooo:paragraph-rsid="000bffa9"/>
    </style:style>
    <style:style style:name="P93" style:family="paragraph" style:parent-style-name="Standard" style:list-style-name="L2">
      <style:text-properties officeooo:paragraph-rsid="000bffa9"/>
    </style:style>
    <style:style style:name="P94" style:family="paragraph" style:parent-style-name="Standard" style:list-style-name="WW8Num12"/>
    <style:style style:name="P95" style:family="paragraph" style:parent-style-name="Standard" style:list-style-name="WW8Num12">
      <style:text-properties style:font-name="times new roman" fo:font-size="12pt" fo:language="en" fo:country="GB" style:font-size-asian="12pt" style:font-name-complex="Courier New" style:font-size-complex="12pt"/>
    </style:style>
    <style:style style:name="P96" style:family="paragraph" style:parent-style-name="Standard" style:list-style-name="WW8Num20"/>
    <style:style style:name="P97" style:family="paragraph" style:parent-style-name="Standard" style:list-style-name="WW8Num5">
      <style:paragraph-properties fo:margin-left="2.519cm" fo:margin-right="0cm" fo:text-align="justify" style:justify-single-word="false" fo:text-indent="-0.635cm" style:auto-text-indent="false"/>
    </style:style>
    <style:style style:name="P98" style:family="paragraph" style:parent-style-name="Standard" style:list-style-name="WW8Num5">
      <style:paragraph-properties fo:margin-left="2.519cm" fo:margin-right="0cm" fo:text-align="justify" style:justify-single-word="false" fo:text-indent="-0.635cm" style:auto-text-indent="false"/>
      <style:text-properties fo:language="en" fo:country="GB"/>
    </style:style>
    <style:style style:name="P99" style:family="paragraph" style:parent-style-name="Heading_20_1">
      <style:paragraph-properties fo:text-align="center" style:justify-single-word="false"/>
      <style:text-properties fo:font-size="22pt" style:font-size-asian="22pt" style:font-size-complex="22pt"/>
    </style:style>
    <style:style style:name="P100" style:family="paragraph" style:parent-style-name="Heading_20_1">
      <style:paragraph-properties fo:text-align="center" style:justify-single-word="false"/>
    </style:style>
    <style:style style:name="P101" style:family="paragraph" style:parent-style-name="Heading_20_1" style:list-style-name="WW8Num19"/>
    <style:style style:name="P102" style:family="paragraph" style:parent-style-name="Heading_20_1" style:list-style-name="WW8Num9"/>
    <style:style style:name="P103" style:family="paragraph" style:parent-style-name="Heading_20_1" style:master-page-name="Standard">
      <style:paragraph-properties fo:margin-left="0.487cm" fo:margin-right="0cm" fo:text-align="center" style:justify-single-word="false" fo:text-indent="-0.762cm" style:auto-text-indent="false" style:page-number="auto"/>
      <style:text-properties fo:font-size="22pt" style:font-size-asian="22pt" style:font-size-complex="22pt"/>
    </style:style>
    <style:style style:name="P104" style:family="paragraph" style:parent-style-name="Heading_20_1">
      <style:paragraph-properties fo:margin-left="0.487cm" fo:margin-right="0cm" fo:text-align="center" style:justify-single-word="false" fo:text-indent="-0.762cm" style:auto-text-indent="false"/>
      <style:text-properties fo:font-size="22pt" style:font-size-asian="22pt" style:font-size-complex="22pt"/>
    </style:style>
    <style:style style:name="P105" style:family="paragraph" style:parent-style-name="Heading_20_1">
      <style:paragraph-properties fo:break-before="page"/>
    </style:style>
    <style:style style:name="P106" style:family="paragraph" style:parent-style-name="Heading_20_1">
      <style:paragraph-properties fo:margin-left="0.762cm" fo:margin-right="0cm" fo:text-indent="-0.762cm" style:auto-text-indent="false"/>
    </style:style>
    <style:style style:name="P107" style:family="paragraph" style:parent-style-name="Heading_20_2" style:list-style-name="WW8Num19"/>
    <style:style style:name="P108" style:family="paragraph" style:parent-style-name="Heading_20_2" style:list-style-name="WW8Num19">
      <style:text-properties fo:font-style="normal" style:font-style-asian="normal"/>
    </style:style>
    <style:style style:name="P109" style:family="paragraph" style:parent-style-name="Heading_20_2" style:list-style-name="WW8Num9"/>
    <style:style style:name="P110" style:family="paragraph" style:parent-style-name="Heading_20_2" style:list-style-name="WW8Num9">
      <style:text-properties officeooo:paragraph-rsid="000bffa9"/>
    </style:style>
    <style:style style:name="P111" style:family="paragraph" style:parent-style-name="Heading_20_3" style:list-style-name="WW8Num19"/>
    <style:style style:name="P112" style:family="paragraph">
      <style:paragraph-properties fo:text-align="center"/>
    </style:style>
    <style:style style:name="T1" style:family="text">
      <style:text-properties fo:font-size="22pt" style:font-size-asian="22pt" style:font-size-complex="22pt"/>
    </style:style>
    <style:style style:name="T2" style:family="text">
      <style:text-properties fo:font-size="22pt" style:font-name-asian="Arial" style:font-size-asian="22pt" style:font-size-complex="22pt"/>
    </style:style>
    <style:style style:name="T3" style:family="text">
      <style:text-properties fo:font-size="22pt" fo:language="en" fo:country="GB" style:font-size-asian="22pt" style:font-size-complex="22pt"/>
    </style:style>
    <style:style style:name="T4" style:family="text">
      <style:text-properties style:font-name-asian="Arial"/>
    </style:style>
    <style:style style:name="T5" style:family="text">
      <style:text-properties fo:language="en" fo:country="GB"/>
    </style:style>
    <style:style style:name="T6" style:family="text">
      <style:text-properties fo:language="en" fo:country="GB" style:font-name-asian="Arial"/>
    </style:style>
    <style:style style:name="T7" style:family="text">
      <style:text-properties fo:language="en" fo:country="GB" fo:font-style="italic" style:font-style-asian="italic"/>
    </style:style>
    <style:style style:name="T8" style:family="text">
      <style:text-properties fo:language="en" fo:country="GB" fo:font-style="italic" style:font-style-asian="italic" style:font-style-complex="italic"/>
    </style:style>
    <style:style style:name="T9" style:family="text">
      <style:text-properties fo:language="en" fo:country="GB" fo:font-style="italic" fo:font-weight="normal" style:font-style-asian="italic" style:font-weight-asian="normal" style:font-style-complex="italic" style:font-weight-complex="normal"/>
    </style:style>
    <style:style style:name="T10" style:family="text">
      <style:text-properties fo:language="en" fo:country="GB" fo:font-weight="bold" style:font-weight-asian="bold"/>
    </style:style>
    <style:style style:name="T11" style:family="text">
      <style:text-properties fo:language="en" fo:country="GB" fo:font-style="normal" style:font-style-asian="normal" style:font-style-complex="normal"/>
    </style:style>
    <style:style style:name="T12" style:family="text">
      <style:text-properties fo:language="en" fo:country="GB" fo:font-style="normal" fo:font-weight="bold" style:font-style-asian="normal" style:font-weight-asian="bold" style:font-style-complex="normal" style:font-weight-complex="bold"/>
    </style:style>
    <style:style style:name="T13" style:family="text">
      <style:text-properties fo:language="en" fo:country="GB" fo:font-style="normal" fo:font-weight="normal" style:font-style-asian="normal" style:font-weight-asian="normal" style:font-style-complex="normal" style:font-weight-complex="normal"/>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style:font-size-asian="10pt" style:font-name-complex="Courier New" style:font-size-complex="10pt" style:font-weight-complex="bold"/>
    </style:style>
    <style:style style:name="T17" style:family="text">
      <style:text-properties style:font-name="Courier New" fo:font-size="10pt" style:font-size-asian="10pt" style:font-name-complex="Courier New" style:font-size-complex="8pt"/>
    </style:style>
    <style:style style:name="T18" style:family="text">
      <style:text-properties style:font-name="Courier New" fo:font-size="10pt" style:font-name-asian="Courier New" style:font-size-asian="10pt" style:font-name-complex="Courier New"/>
    </style:style>
    <style:style style:name="T19" style:family="text">
      <style:text-properties style:font-name="Courier New" fo:font-size="10pt" style:font-name-asian="Courier New" style:font-size-asian="10pt" style:font-name-complex="Courier New" style:font-size-complex="10pt"/>
    </style:style>
    <style:style style:name="T20" style:family="text">
      <style:text-properties style:font-name="Courier New" fo:font-size="10pt" style:font-name-asian="Courier New" style:font-size-asian="10pt" style:font-name-complex="Courier New" style:font-size-complex="10pt" style:font-weight-complex="bold"/>
    </style:style>
    <style:style style:name="T21" style:family="text">
      <style:text-properties style:font-name="Courier New" fo:font-size="10pt" style:font-name-asian="Courier New" style:font-size-asian="10pt" style:font-name-complex="Courier New" style:font-size-complex="8pt"/>
    </style:style>
    <style:style style:name="T22" style:family="text">
      <style:text-properties style:font-name="Courier New" fo:font-size="10pt" fo:language="en" fo:country="GB" style:font-size-asian="10pt" style:font-name-complex="Courier New"/>
    </style:style>
    <style:style style:name="T23" style:family="text">
      <style:text-properties style:font-name="Courier New" fo:font-size="10pt" fo:language="en" fo:country="GB" style:font-size-asian="10pt" style:font-name-complex="Courier New" style:font-size-complex="10pt"/>
    </style:style>
    <style:style style:name="T24" style:family="text">
      <style:text-properties style:font-name="Courier New" fo:font-size="10pt" fo:language="en" fo:country="GB" style:font-name-asian="Courier New" style:font-size-asian="10pt" style:font-name-complex="Courier New"/>
    </style:style>
    <style:style style:name="T25" style:family="text">
      <style:text-properties style:font-name="Courier New" fo:font-size="10pt" fo:language="en" fo:country="GB" style:font-name-asian="Courier New" style:font-size-asian="10pt" style:font-name-complex="Courier New" style:font-size-complex="10pt"/>
    </style:style>
    <style:style style:name="T26" style:family="text">
      <style:text-properties style:font-name="Courier New" fo:font-size="10pt" fo:font-style="italic" style:font-size-asian="10pt" style:font-style-asian="italic" style:font-name-complex="Courier New"/>
    </style:style>
    <style:style style:name="T27" style:family="text">
      <style:text-properties style:font-name="Courier New" fo:font-size="10pt" fo:font-style="italic" style:font-size-asian="10pt" style:font-style-asian="italic" style:font-name-complex="Courier New" style:font-size-complex="10pt"/>
    </style:style>
    <style:style style:name="T28" style:family="text">
      <style:text-properties style:font-name="Courier New" fo:font-size="10pt" fo:font-style="italic" style:font-size-asian="10pt" style:font-style-asian="italic" style:font-name-complex="Courier New" style:font-size-complex="10pt" style:font-style-complex="italic"/>
    </style:style>
    <style:style style:name="T29" style:family="text">
      <style:text-properties style:font-name="Courier New" fo:font-size="10pt" fo:font-style="italic" style:font-name-asian="Courier New" style:font-size-asian="10pt" style:font-style-asian="italic" style:font-name-complex="Courier New"/>
    </style:style>
    <style:style style:name="T30" style:family="text">
      <style:text-properties style:font-name="Courier New" fo:font-size="10pt" fo:font-style="italic" style:font-name-asian="Courier New" style:font-size-asian="10pt" style:font-style-asian="italic" style:font-name-complex="Courier New" style:font-size-complex="10pt"/>
    </style:style>
    <style:style style:name="T31" style:family="text">
      <style:text-properties style:font-name="Courier New" fo:font-size="10pt" fo:font-weight="bold" style:font-size-asian="10pt" style:font-weight-asian="bold" style:font-name-complex="Courier New"/>
    </style:style>
    <style:style style:name="T32" style:family="text">
      <style:text-properties style:font-name="Courier New" fo:font-size="10pt" fo:font-weight="bold" style:font-size-asian="10pt" style:font-weight-asian="bold" style:font-name-complex="Courier New" style:font-size-complex="10pt"/>
    </style:style>
    <style:style style:name="T33" style:family="text">
      <style:text-properties style:font-name="Courier New" fo:font-size="10pt" fo:font-weight="bold" style:font-size-asian="10pt" style:font-weight-asian="bold" style:font-name-complex="Courier New" style:font-weight-complex="bold"/>
    </style:style>
    <style:style style:name="T34" style:family="text">
      <style:text-properties style:font-name="Courier New" fo:font-size="10pt" fo:font-weight="bold" style:font-name-asian="Courier New" style:font-size-asian="10pt" style:font-weight-asian="bold" style:font-name-complex="Courier New"/>
    </style:style>
    <style:style style:name="T35" style:family="text">
      <style:text-properties style:font-name="Courier New" fo:font-size="10pt" fo:font-weight="bold" style:font-name-asian="Courier New" style:font-size-asian="10pt" style:font-weight-asian="bold" style:font-name-complex="Courier New" style:font-size-complex="10pt"/>
    </style:style>
    <style:style style:name="T36" style:family="text">
      <style:text-properties style:font-name="Courier New" fo:font-size="10pt" fo:font-weight="bold" style:font-name-asian="Courier New" style:font-size-asian="10pt" style:font-weight-asian="bold" style:font-name-complex="Courier New" style:font-weight-complex="bold"/>
    </style:style>
    <style:style style:name="T37" style:family="text">
      <style:text-properties style:font-name="Courier New" fo:font-size="10pt" fo:language="fr" fo:country="FR" style:font-size-asian="10pt" style:font-name-complex="Courier New" style:font-size-complex="10pt"/>
    </style:style>
    <style:style style:name="T38" style:family="text">
      <style:text-properties style:font-name="Courier New" fo:font-size="10pt" fo:language="fr" fo:country="FR" style:font-name-asian="Courier New" style:font-size-asian="10pt" style:font-name-complex="Courier New" style:font-size-complex="10pt"/>
    </style:style>
    <style:style style:name="T39" style:family="text">
      <style:text-properties style:font-name="Courier New" fo:font-size="10pt" fo:language="en" fo:country="US" style:font-size-asian="10pt" style:font-name-complex="Courier New" style:font-size-complex="10pt"/>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font-size-complex="10pt"/>
    </style:style>
    <style:style style:name="T42" style:family="text">
      <style:text-properties style:font-name="Courier New" fo:font-size="7pt" style:font-size-asian="7pt" style:font-name-complex="Courier New" style:font-size-complex="8pt"/>
    </style:style>
    <style:style style:name="T43" style:family="text">
      <style:text-properties style:font-name="Courier New" fo:font-size="7pt" style:font-name-asian="Courier New" style:font-size-asian="7pt" style:font-name-complex="Courier New" style:font-size-complex="8pt"/>
    </style:style>
    <style:style style:name="T44" style:family="text">
      <style:text-properties style:font-name="Courier New" fo:font-size="8pt" style:font-size-asian="8pt" style:font-name-complex="Courier New" style:font-size-complex="8pt"/>
    </style:style>
    <style:style style:name="T45" style:family="text">
      <style:text-properties style:font-name="Courier New" fo:font-size="8pt" style:font-name-asian="Courier New" style:font-size-asian="8pt" style:font-name-complex="Courier New" style:font-size-complex="8pt"/>
    </style:style>
    <style:style style:name="T46" style:family="text">
      <style:text-properties style:font-name="Courier New" fo:font-size="8pt" fo:font-weight="bold" style:font-size-asian="8pt" style:font-weight-asian="bold" style:font-name-complex="Courier New" style:font-size-complex="8pt"/>
    </style:style>
    <style:style style:name="T47" style:family="text">
      <style:text-properties style:font-name="Courier New" fo:font-size="11pt" style:font-size-asian="11pt" style:font-name-complex="Courier New"/>
    </style:style>
    <style:style style:name="T48" style:family="text">
      <style:text-properties style:font-name="Courier New" fo:font-size="11pt" style:font-name-asian="Courier New" style:font-size-asian="11pt" style:font-name-complex="Courier New"/>
    </style:style>
    <style:style style:name="T49" style:family="text">
      <style:text-properties style:font-name-asian="Courier New"/>
    </style:style>
    <style:style style:name="T50" style:family="text">
      <style:text-properties fo:font-style="italic" style:font-style-asian="italic"/>
    </style:style>
    <style:style style:name="T51" style:family="text">
      <style:text-properties fo:font-style="italic" style:font-style-asian="italic" style:font-style-complex="italic"/>
    </style:style>
    <style:style style:name="T52" style:family="text">
      <style:text-properties fo:font-weight="bold" style:font-weight-asian="bold"/>
    </style:style>
    <style:style style:name="T53" style:family="text">
      <style:text-properties style:font-name="Courier" fo:font-size="10pt" fo:language="en" fo:country="GB" style:font-size-asian="10pt" style:font-name-complex="Courier" style:font-size-complex="10pt"/>
    </style:style>
    <style:style style:name="T54" style:family="text">
      <style:text-properties style:font-name="Courier" fo:font-size="10pt" fo:language="en" fo:country="GB" style:font-name-asian="Courier" style:font-size-asian="10pt" style:font-name-complex="Courier" style:font-size-complex="10pt"/>
    </style:style>
    <style:style style:name="T55" style:family="text">
      <style:text-properties style:font-name="Courier" fo:font-size="10pt" fo:language="en" fo:country="GB" fo:font-weight="bold" style:font-size-asian="10pt" style:font-weight-asian="bold" style:font-name-complex="Courier" style:font-size-complex="10pt"/>
    </style:style>
    <style:style style:name="T56" style:family="text">
      <style:text-properties fo:font-size="18pt" fo:language="en" fo:country="GB" style:font-size-asian="18pt" style:font-size-complex="18pt"/>
    </style:style>
    <style:style style:name="T57" style:family="text">
      <style:text-properties fo:font-style="normal" style:font-style-asian="normal" style:font-style-complex="normal"/>
    </style:style>
    <style:style style:name="T58" style:family="text">
      <style:text-properties style:font-name="Courier 10 Pitch"/>
    </style:style>
    <style:style style:name="T59" style:family="text">
      <style:text-properties style:font-name="times new roman" fo:font-size="12pt" fo:language="en" fo:country="GB" style:font-size-asian="12pt" style:font-name-complex="Courier New" style:font-size-complex="12pt"/>
    </style:style>
    <style:style style:name="T60" style:family="text">
      <style:text-properties fo:language="en" fo:country="US"/>
    </style:style>
    <style:style style:name="T61" style:family="text">
      <style:text-properties style:font-name="Courier New1" fo:font-size="10pt" fo:language="en" fo:country="GB" style:font-size-asian="10pt" style:font-size-complex="10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 text:is-list-header="true"/>
      <text:h text:style-name="P104" text:outline-level="1" text:is-list-header="true"/>
      <text:h text:style-name="P99" text:outline-level="1" text:is-list-header="true"/>
      <text:h text:style-name="P100" text:outline-level="1" text:is-list-header="true"><text:bookmark-start text:name="__RefHeading__2_828562237"/><text:span text:style-name="T1">Robinhood</text:span><text:span text:style-name="T2"> </text:span><text:span text:style-name="T1">PolicyEngine<text:line-break/><text:line-break/></text:span><text:span text:style-name="T3">First steps (tutorial)<text:line-break/><text:line-break/></text:span><text:span text:style-name="T56">Backup mode for Lustre 2.x</text:span><text:bookmark-end text:name="__RefHeading__2_828562237"/></text:h>
      <text:p text:style-name="P1"/>
      <text:p text:style-name="P2"/>
      <text:p text:style-name="P2"/>
      <text:p text:style-name="P2"/>
      <text:p text:style-name="P2"/>
      <text:p text:style-name="P2"/>
      <text:p text:style-name="P2"/>
      <text:p text:style-name="P2"/>
      <text:p text:style-name="P3">V2.5.1</text:p>
      <text:p text:style-name="P2"/>
      <text:p text:style-name="P2">March 14th, 2014</text:p>
      <text:p text:style-name="P2"/>
      <text:p text:style-name="P2"/>
      <text:p text:style-name="P2"/>
      <text:p text:style-name="P2"/>
      <text:p text:style-name="P2"/>
      <text:p text:style-name="P2"/>
      <text:p text:style-name="P2"/>
      <text:p text:style-name="P2"/>
      <text:p text:style-name="P2"/>
      <text:p text:style-name="P2"/>
      <text:p text:style-name="P2"/>
      <text:p text:style-name="P2">Thomas LEIBOVICI - CEA/DAM</text:p>
      <text:p text:style-name="P2"/>
      <text:p text:style-name="P2">&lt;thomas.leibovici@cea.fr&gt;</text:p>
      <text:p text:style-name="P2"/>
      <text:h text:style-name="P105" text:outline-level="1" text:is-list-header="true"><text:bookmark-start text:name="__RefHeading__4_828562237"/>Table<text:span text:style-name="T4"> </text:span>of<text:span text:style-name="T4"> </text:span>contents<text:bookmark-end text:name="__RefHeading__4_828562237"/></text:h>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
          </text:index-source-styles>
        </text:table-of-content-source>
        <text:index-body>
          <text:p text:style-name="P73"><text:a xlink:type="simple" xlink:href="#__RefHeading__6_828562237">1. Installation<text:tab/>3</text:a></text:p>
          <text:p text:style-name="P73"><text:a xlink:type="simple" xlink:href="#__RefHeading__8_828562237">2. First run<text:tab/>5</text:a></text:p>
          <text:p text:style-name="P73"><text:a xlink:type="simple" xlink:href="#__RefHeading__10_828562237">3 Getting filesystems statistics<text:tab/>8</text:a></text:p>
          <text:p text:style-name="P73"><text:a xlink:type="simple" xlink:href="#__RefHeading__12_828562237">4 Archiving<text:tab/>10</text:a></text:p>
          <text:p text:style-name="P73"><text:a xlink:type="simple" xlink:href="#__RefHeading__14_828562237">5 Orphan cleaning and un-delete<text:tab/>14</text:a></text:p>
          <text:p text:style-name="P73"><text:a xlink:type="simple" xlink:href="#__RefHeading__16_828562237">6 Daemon mode and ‘robinhood-backup’ service<text:tab/>14</text:a></text:p>
          <text:p text:style-name="P73"><text:a xlink:type="simple" xlink:href="#__RefHeading__18_828562237">7 Setting up web interface<text:tab/>14</text:a></text:p>
          <text:p text:style-name="P73"><text:a xlink:type="simple" xlink:href="#__RefHeading__20_828562237">8 Optimizations and compatibility<text:tab/>15</text:a></text:p>
          <text:p text:style-name="P73"><text:a xlink:type="simple" xlink:href="#__RefHeading__22_828562237">9 Getting more information<text:tab/>18</text:a></text:p>
        </text:index-body>
      </text:table-of-content>
      <text:h text:style-name="P106" text:outline-level="1" text:is-list-header="true"/>
      <text:h text:style-name="P106" text:outline-level="1" text:is-list-header="true"/>
      <text:p text:style-name="P40">The purpose of this document is to guide you for the first steps of robinhood-backup installation and configuration. For now, this mode is only supported for Lustre 2.x filesystems. We will first run a very simple instance of Robinhood for <text:span text:style-name="T5">statistics and monitoring purpose only. Then we will configure it for archiving files. Finally we will deal with more advanced usage, by defining filesets and associating different migration policies to them, undeleting files…</text:span></text:p>
      <text:list xml:id="list1120105633337400637" text:style-name="WW8Num19">
        <text:list-item>
          <text:h text:style-name="P101" text:outline-level="1"><text:bookmark-start text:name="__RefHeading__6_828562237"/>Installation<text:bookmark-end text:name="__RefHeading__6_828562237"/></text:h>
          <text:list>
            <text:list-item>
              <text:h text:style-name="P107" text:outline-level="2">Robinhood</text:h>
              <text:list>
                <text:list-item>
                  <text:h text:style-name="P111" text:outline-level="3">Install<text:span text:style-name="T4"> </text:span>from<text:span text:style-name="T4"> </text:span>RPM</text:h>
                </text:list-item>
              </text:list>
            </text:list-item>
          </text:list>
        </text:list-item>
      </text:list>
      <text:p text:style-name="Standard"/>
      <text:p text:style-name="Standard">Pre-generated RPMs can be downloaded on sourceforge, for the following configurations:</text:p>
      <text:list xml:id="list8949189622200764719" text:style-name="WW8Num7">
        <text:list-item>
          <text:p text:style-name="P74">x86_64 architecture , RedHat 5/6 Linux families</text:p>
        </text:list-item>
        <text:list-item>
          <text:p text:style-name="P74">MySQL database 5.x</text:p>
        </text:list-item>
        <text:list-item>
          <text:p text:style-name="P74">Lustre 2.1, 2.2, 2.3, 2.4, 2.5<text:line-break/></text:p>
        </text:list-item>
      </text:list>
      <text:p text:style-name="Standard">Purpose specific RPM: <text:span text:style-name="T15">robinhood-backup</text:span></text:p>
      <text:p text:style-name="Standard">It includes:</text:p>
      <text:list xml:id="list1703283738" text:continue-numbering="true" text:style-name="WW8Num7">
        <text:list-item>
          <text:p text:style-name="P74">‘rbh-backup’ daemon</text:p>
        </text:list-item>
        <text:list-item>
          <text:p text:style-name="P74">Archive management tools: ‘rbh-backup-import’, ‘rbh-backup-undo-rm’,<text:line-break/>‘rbh-backup-recov’, ‘rbh-backup-rebind’</text:p>
        </text:list-item>
        <text:list-item>
          <text:p text:style-name="P74">Reporting commands: ‘rbh-backup-report’, ‘rbh-backup-find’, ‘rbh-backup-du’, 'rbh-diff'.</text:p>
        </text:list-item>
        <text:list-item>
          <text:p text:style-name="P74">Copy helpers: ‘rbhext_tool’ (simple cp wrapper), ‘rbhext_tool_clnt’ and ‘rbhext_tool_svr’ (for using multiple copy nodes).</text:p>
        </text:list-item>
        <text:list-item>
          <text:p text:style-name="P74">configuration templates</text:p>
        </text:list-item>
        <text:list-item>
          <text:p text:style-name="P74">/etc/init.d/robinhood-backup init script</text:p>
        </text:list-item>
      </text:list>
      <text:p text:style-name="Standard"/>
      <text:p text:style-name="Standard">Admin RPM (all purposes): <text:span text:style-name="T15">robinhood-adm</text:span></text:p>
      <text:p text:style-name="Standard">Includes ‘rbh-config’ configuration helper</text:p>
      <text:p text:style-name="P4"/>
      <text:p text:style-name="P4"><text:span text:style-name="T15">robinhood-webgui</text:span> RPM installs a web interface to visualize stats from Robinhood database. See section <text:bookmark-ref text:reference-format="chapter" text:ref-name="_Ref301863147">7</text:bookmark-ref> for more details about this interface.</text:p>
      <text:p text:style-name="Standard"/>
      <text:list xml:id="list264709396" text:continue-list="list1120105633337400637" text:style-name="WW8Num19">
        <text:list-item>
          <text:list>
            <text:list-item>
              <text:list>
                <text:list-item>
                  <text:h text:style-name="P111" text:outline-level="3">Build<text:span text:style-name="T4"> </text:span>and<text:span text:style-name="T4"> </text:span>install<text:span text:style-name="T4"> </text:span>from<text:span text:style-name="T4"> </text:span>the<text:span text:style-name="T4"> </text:span>source<text:span text:style-name="T4"> </text:span>tarball</text:h>
                  <text:list>
                    <text:list-item>
                      <text:h text:style-name="P111" text:outline-level="3">Requirements</text:h>
                    </text:list-item>
                  </text:list>
                </text:list-item>
              </text:list>
            </text:list-item>
          </text:list>
        </text:list-item>
      </text:list>
      <text:p text:style-name="Standard"/>
      <text:p text:style-name="Standard">Before building Robinhood, make sure the following packages are installed on your system:</text:p>
      <text:list xml:id="list7569559647535207489" text:style-name="WW8Num6">
        <text:list-item>
          <text:p text:style-name="P75">mysql-devel</text:p>
        </text:list-item>
        <text:list-item>
          <text:p text:style-name="P75">lustre API library (if Robinhood is to be run on a Lustre filesystem):<text:line-break/>‘/usr/include/liblustreapi.h’ and ‘/usr/lib*/liblustreapi.a’ are installed by lustre rpm.</text:p>
        </text:list-item>
      </text:list>
      <text:p text:style-name="P8"/>
      <text:list xml:id="list1343803206" text:continue-list="list264709396" text:style-name="WW8Num19">
        <text:list-item>
          <text:list>
            <text:list-item>
              <text:list>
                <text:list-item>
                  <text:list>
                    <text:list-item>
                      <text:h text:style-name="P111" text:outline-level="3">Build</text:h>
                    </text:list-item>
                  </text:list>
                </text:list-item>
              </text:list>
            </text:list-item>
          </text:list>
        </text:list-item>
      </text:list>
      <text:p text:style-name="P8"/>
      <text:p text:style-name="Standard"><text:soft-page-break/>Retrieve Robinhood tarball from sourceforge: <text:a xlink:type="simple" xlink:href="http://sourceforge.net/projects/robinhood/"><text:span text:style-name="Internet_20_link">http://sourceforge.net/projects/robinhood</text:span></text:a></text:p>
      <text:p text:style-name="Standard"/>
      <text:p text:style-name="Standard">Unzip and untar the sources:</text:p>
      <text:p text:style-name="P41"/>
      <text:p text:style-name="P48"><text:span text:style-name="T15">tar</text:span><text:span text:style-name="T19"> </text:span><text:span text:style-name="T15">zxvf</text:span><text:span text:style-name="T19"> <text:s/></text:span><text:span text:style-name="T15">robinhood-2.5.1.tar.gz</text:span></text:p>
      <text:p text:style-name="P48"><text:span text:style-name="T15">cd</text:span><text:span text:style-name="T19"> </text:span><text:span text:style-name="T15">robinhood-2.5.1</text:span></text:p>
      <text:p text:style-name="Standard"/>
      <text:p text:style-name="Standard">Then, use the “configure” script to generate Makefiles:</text:p>
      <text:list xml:id="list8512042915005533277" text:style-name="WW8Num1">
        <text:list-item>
          <text:p text:style-name="P76">use the <text:span text:style-name="T15">--with-purpose=BACKUP</text:span> option for using it for backup purpose;<text:line-break/></text:p>
        </text:list-item>
      </text:list>
      <text:p text:style-name="P48"><text:span text:style-name="T15">./configure</text:span><text:span text:style-name="T19"> </text:span><text:span text:style-name="T15">--with-purpose=BACKUP</text:span></text:p>
      <text:p text:style-name="P13"/>
      <text:p text:style-name="Standard">Other ‘<text:span text:style-name="T14">./configure</text:span>’ options:</text:p>
      <text:list xml:id="list1590547245" text:continue-numbering="true" text:style-name="WW8Num1">
        <text:list-item>
          <text:p text:style-name="P76">You can change the default prefix of installation path (default is /usr) using:<text:line-break/>‘<text:span text:style-name="T15">--prefix=&lt;path&gt;</text:span>’</text:p>
        </text:list-item>
      </text:list>
      <text:p text:style-name="P13"/>
      <text:p text:style-name="Standard">Then build the RPMs:</text:p>
      <text:p text:style-name="P48"><text:span text:style-name="T15">make</text:span><text:span text:style-name="T19"> </text:span><text:span text:style-name="T15">rpm</text:span></text:p>
      <text:p text:style-name="P13"/>
      <text:p text:style-name="P4">RPMs are generated in the ‘rpms/RPMS/&lt;arch&gt;’ directory. RPM is possibly tagged with the lustre version it was built for.</text:p>
      <text:p text:style-name="Standard"/>
      <text:list xml:id="list1305508066" text:continue-list="list1343803206" text:style-name="WW8Num19">
        <text:list-item>
          <text:list>
            <text:list-item>
              <text:h text:style-name="P107" text:outline-level="2">MySQL<text:span text:style-name="T4"> </text:span>database</text:h>
            </text:list-item>
          </text:list>
        </text:list-item>
      </text:list>
      <text:p text:style-name="Standard"/>
      <text:p text:style-name="Standard">Robinhood needs a MySQL database for storing its data. This database can run on a different host from Robinhood node. However, a common configuration is to install robinhood on the DB host, to reduce DB request latency.</text:p>
      <text:list xml:id="list1980162753" text:continue-numbering="true" text:style-name="WW8Num19">
        <text:list-item>
          <text:list>
            <text:list-item>
              <text:list>
                <text:list-item>
                  <text:h text:style-name="P108" text:outline-level="2">Requirements</text:h>
                </text:list-item>
              </text:list>
            </text:list-item>
          </text:list>
        </text:list-item>
      </text:list>
      <text:p text:style-name="Standard"/>
      <text:p text:style-name="Standard">Install <text:span text:style-name="T50">mysql</text:span> and <text:span text:style-name="T50">mysql-server</text:span> packages on the node where you want to run the database engine.</text:p>
      <text:p text:style-name="Standard"/>
      <text:p text:style-name="Standard">Start the database engine:<text:line-break/><text:span text:style-name="T15">service</text:span><text:span text:style-name="T19"> </text:span><text:span text:style-name="T15">mysqld</text:span><text:span text:style-name="T19"> </text:span><text:span text:style-name="T15">start</text:span></text:p>
      <text:p text:style-name="Standard"/>
      <text:list xml:id="list239474769" text:continue-numbering="true" text:style-name="WW8Num19">
        <text:list-item>
          <text:list>
            <text:list-item>
              <text:list>
                <text:list-item>
                  <text:h text:style-name="P108" text:outline-level="2">Creating<text:span text:style-name="T4"> </text:span>database</text:h>
                </text:list-item>
              </text:list>
            </text:list-item>
          </text:list>
        </text:list-item>
      </text:list>
      <text:p text:style-name="Standard"/>
      <text:p text:style-name="P8">With the helper script:</text:p>
      <text:p text:style-name="P8"/>
      <text:p text:style-name="P4">To easily create robinhood database, you can use the ‘rbh-config’ script. Run this script on the database host to check your system configuration and perform database creation steps:</text:p>
      <text:p text:style-name="P22"/>
      <text:p text:style-name="P14">#<text:span text:style-name="T49"> </text:span>check<text:span text:style-name="T49"> </text:span>database<text:span text:style-name="T49"> </text:span>requirements:</text:p>
      <text:p text:style-name="P4"><text:span text:style-name="T15">rbh</text:span><text:span text:style-name="T15">-config</text:span><text:span text:style-name="T19"> </text:span><text:span text:style-name="T15">precheck_db</text:span></text:p>
      <text:p text:style-name="P14"><text:line-break/>#<text:span text:style-name="T49"> </text:span>create<text:span text:style-name="T49"> </text:span>the<text:span text:style-name="T49"> </text:span>database:</text:p>
      <text:p text:style-name="P4"><text:span text:style-name="T15">rbh</text:span><text:span text:style-name="T15">-config</text:span><text:span text:style-name="T19"> </text:span><text:span text:style-name="T15">create_db</text:span></text:p>
      <text:p text:style-name="P14"/>
      <text:p text:style-name="Standard"><text:soft-page-break/>Note: i<text:span text:style-name="T5">f no option is given to </text:span><text:span text:style-name="T23">rbh-config</text:span><text:span text:style-name="T5">, it prompts for configuration parameters interactively. Else, if you specify parameters on command line, it runs in batch mode.</text:span></text:p>
      <text:p text:style-name="P17"/>
      <text:p text:style-name="P14"/>
      <text:p text:style-name="P4">Write the database password to a file with restricted access (root/600),</text:p>
      <text:p text:style-name="P4">e.g.<text:span text:style-name="T40"> </text:span><text:span text:style-name="T15">/etc/robinhood.d/.dbpassword</text:span></text:p>
      <text:p text:style-name="P14"/>
      <text:p text:style-name="P8">or manually:</text:p>
      <text:p text:style-name="P14"/>
      <text:p text:style-name="Standard">Alternatively, if you want a better control on the database configuration and access rights, you can perform the following steps of your own:</text:p>
      <text:p text:style-name="Standard"/>
      <text:list xml:id="list5641148932551215036" text:style-name="WW8Num14">
        <text:list-item>
          <text:p text:style-name="P77">Create the database (one per filesystem) using the <text:span text:style-name="T15">mysqladmin</text:span> command:<text:line-break/><text:span text:style-name="T15">mysqladmin</text:span><text:span text:style-name="T19"> </text:span><text:span text:style-name="T15">create</text:span><text:span text:style-name="T19"> </text:span><text:span text:style-name="T27">&lt;robinhood_db_name&gt;</text:span></text:p>
        </text:list-item>
      </text:list>
      <text:p text:style-name="Standard"/>
      <text:list xml:id="list866198900" text:continue-numbering="true" text:style-name="WW8Num14">
        <text:list-item>
          <text:p text:style-name="P77">Connect to the database:<text:line-break/><text:span text:style-name="T15">mysql</text:span><text:span text:style-name="T19"> </text:span><text:span text:style-name="T27">&lt;robinhood_db_name&gt;</text:span></text:p>
        </text:list-item>
      </text:list>
      <text:p text:style-name="Standard"/>
      <text:p text:style-name="P41">Then execute the following commands in the MySQL session:</text:p>
      <text:p text:style-name="P41"/>
      <text:list xml:id="list279488825" text:continue-numbering="true" text:style-name="WW8Num14">
        <text:list-item>
          <text:list>
            <text:list-item>
              <text:p text:style-name="P77"><text:span text:style-name="T15">GRANT</text:span><text:span text:style-name="T19"> </text:span><text:span text:style-name="T15">USAGE</text:span><text:span text:style-name="T19"> </text:span><text:span text:style-name="T15">ON</text:span><text:span text:style-name="T19"> </text:span><text:span text:style-name="T27">robinhood_db_name.*</text:span><text:span text:style-name="T30"> </text:span><text:span text:style-name="T27">TO</text:span><text:span text:style-name="T30"> ‘</text:span><text:span text:style-name="T27">robinhood</text:span><text:span text:style-name="T30">’</text:span><text:span text:style-name="T27">@</text:span><text:span text:style-name="T30">’</text:span><text:span text:style-name="T27">%</text:span><text:span text:style-name="T30">’</text:span><text:span text:style-name="T19"> </text:span><text:span text:style-name="T15">identified</text:span><text:span text:style-name="T19"> </text:span><text:span text:style-name="T15">by</text:span><text:span text:style-name="T19"> ‘</text:span><text:span text:style-name="T15">password</text:span><text:span text:style-name="T19">’</text:span><text:span text:style-name="T15">;</text:span></text:p>
            </text:list-item>
            <text:list-item>
              <text:p text:style-name="P77"><text:span text:style-name="T15">GRANT</text:span><text:span text:style-name="T19"> </text:span><text:span text:style-name="T15">ALL</text:span><text:span text:style-name="T19"> </text:span><text:span text:style-name="T15">PRIVILEGES</text:span><text:span text:style-name="T19"> </text:span><text:span text:style-name="T15">ON</text:span><text:span text:style-name="T19"> </text:span><text:span text:style-name="T27">robinhood_db_name.*</text:span><text:span text:style-name="T30"> </text:span><text:span text:style-name="T27">TO</text:span><text:span text:style-name="T30"> ‘</text:span><text:span text:style-name="T27">robinhood</text:span><text:span text:style-name="T30">’</text:span><text:span text:style-name="T27">@</text:span><text:span text:style-name="T30">’</text:span><text:span text:style-name="T27">%</text:span><text:span text:style-name="T30">’ </text:span><text:span text:style-name="T15">identified</text:span><text:span text:style-name="T19"> </text:span><text:span text:style-name="T15">by</text:span><text:span text:style-name="T19"> ‘</text:span><text:span text:style-name="T15">password</text:span><text:span text:style-name="T19">’</text:span><text:span text:style-name="T15">;</text:span></text:p>
            </text:list-item>
            <text:list-item>
              <text:p text:style-name="P77">The ‘super’ privilege is required for creating DB triggers (needed for accounting optimizations):<text:line-break/><text:span text:style-name="T15">GRANT</text:span><text:span text:style-name="T19"> </text:span><text:span text:style-name="T15">SUPER</text:span><text:span text:style-name="T19"> </text:span><text:span text:style-name="T15">ON</text:span><text:span text:style-name="T19"> </text:span><text:span text:style-name="T15">*.*</text:span><text:span text:style-name="T19"> </text:span><text:span text:style-name="T15">TO</text:span><text:span text:style-name="T19"> </text:span><text:span text:style-name="T15">'robinhood'@'%'</text:span><text:span text:style-name="T19"> </text:span><text:span text:style-name="T15">IDENTIFIED</text:span><text:span text:style-name="T19"> </text:span><text:span text:style-name="T15">BY</text:span><text:span text:style-name="T19"> </text:span><text:span text:style-name="T15">'</text:span><text:span text:style-name="T28">password</text:span><text:span text:style-name="T15">'</text:span><text:span text:style-name="T19"> </text:span><text:span text:style-name="T15">;</text:span></text:p>
            </text:list-item>
            <text:list-item>
              <text:p text:style-name="P77">Refresh server access settings:<text:line-break/><text:span text:style-name="T15">FLUSH</text:span><text:span text:style-name="T19"> </text:span><text:span text:style-name="T15">PRIVILEGES</text:span><text:span text:style-name="T19"> </text:span><text:span text:style-name="T15">;</text:span></text:p>
            </text:list-item>
          </text:list>
        </text:list-item>
      </text:list>
      <text:p text:style-name="P13"/>
      <text:list xml:id="list1669560371" text:continue-numbering="true" text:style-name="WW8Num14">
        <text:list-item>
          <text:list>
            <text:list-item>
              <text:p text:style-name="P77">You can check user privileges using:<text:line-break/><text:span text:style-name="T15">SHOW</text:span><text:span text:style-name="T19"> </text:span><text:span text:style-name="T15">GRANTS</text:span><text:span text:style-name="T19"> </text:span><text:span text:style-name="T15">FOR</text:span><text:span text:style-name="T19"> </text:span><text:span text:style-name="T15">robinhood</text:span><text:span text:style-name="T19"> </text:span><text:span text:style-name="T15">;</text:span></text:p>
            </text:list-item>
          </text:list>
        </text:list-item>
      </text:list>
      <text:p text:style-name="P13"/>
      <text:list xml:id="list140272485" text:continue-numbering="true" text:style-name="WW8Num14">
        <text:list-item>
          <text:p text:style-name="P77">For testing access to database, execute the following command on the machine where robinhood will be running :<text:line-break/><text:span text:style-name="T15">mysql</text:span><text:span text:style-name="T19"> </text:span><text:span text:style-name="T15">--user=</text:span><text:span text:style-name="T27">robinhood</text:span><text:span text:style-name="T19"> </text:span><text:span text:style-name="T15">--password=</text:span><text:span text:style-name="T27">password</text:span><text:span text:style-name="T19"> </text:span><text:span text:style-name="T15">--host=</text:span><text:span text:style-name="T27">db_host</text:span><text:span text:style-name="T30"> </text:span><text:span text:style-name="T27">robinhood_db_name</text:span></text:p>
        </text:list-item>
      </text:list>
      <text:p text:style-name="Standard"/>
      <text:p text:style-name="P41">If the command is successful, a SQL shell is started. Else, you will get a ‘permission denied’ error.<text:span text:style-name="T15"><text:line-break/></text:span></text:p>
      <text:p text:style-name="Standard">At this time, the database schema is empty. Robinhood will automatically create it the first time it is launched.</text:p>
      <text:p text:style-name="Standard"/>
      <text:list xml:id="list1080551631" text:continue-list="list239474769" text:style-name="WW8Num19">
        <text:list-item>
          <text:h text:style-name="P101" text:outline-level="1"><text:bookmark-start text:name="__RefHeading__8_828562237"/>First<text:span text:style-name="T4"> </text:span>run<text:bookmark-end text:name="__RefHeading__8_828562237"/></text:h>
        </text:list-item>
      </text:list>
      <text:p text:style-name="P25"/>
      <text:p text:style-name="P26">The best way to use robinhood on Lustre v2 is reading MDT changelogs. This Lustre feature makes it possible to update Robinhood database near real-time. Scanning the filesystem is no longer required after the initial filesystem scan (still needed to populate the DB).</text:p>
      <text:p text:style-name="P4"><text:span text:style-name="T5">In any case, </text:span><text:span text:style-name="T5">robinhood runs on a lustre client.</text:span></text:p>
      <text:p text:style-name="P25"><text:soft-page-break/></text:p>
      <text:list xml:id="list6446021539818251022" text:style-name="WW8Num9">
        <text:list-item>
          <text:list>
            <text:list-item>
              <text:h text:style-name="P109" text:outline-level="2"><text:span text:style-name="T5">A</text:span><text:span text:style-name="T5">ctivate</text:span><text:span text:style-name="T6"> </text:span><text:span text:style-name="T5">MDT</text:span><text:span text:style-name="T6"> </text:span><text:span text:style-name="T5">Changelogs<text:line-break/></text:span></text:h>
            </text:list-item>
          </text:list>
        </text:list-item>
      </text:list>
      <text:p text:style-name="P4"><text:span text:style-name="T5">If filesystem MDS and MGS are on the same host, you can simply enable this feature by running ‘rbh-config’ on this host (for other cases, see </text:span><text:span text:style-name="T8">Robinhood admin guide</text:span><text:span text:style-name="T5">).<text:line-break/>'rbh-config' is installed by robinhood-adm package.</text:span></text:p>
      <text:p text:style-name="P52"/>
      <text:p text:style-name="P53"><text:span text:style-name="T16">r</text:span><text:span text:style-name="T16">bh-config</text:span><text:span text:style-name="T20"> </text:span><text:span text:style-name="T16">enable_chglogs</text:span></text:p>
      <text:p text:style-name="P16"/>
      <text:p text:style-name="Standard"><text:span text:style-name="T5">This registers a changelog reader as ‘cl1’</text:span><text:span text:style-name="T5"> and sets the changelog event mask (see </text:span><text:span text:style-name="T23">/proc/fs/lustre/mdd/&lt;fsname&gt;-*/changelog_mask</text:span><text:span text:style-name="T5">).</text:span></text:p>
      <text:p text:style-name="Standard"><text:span text:style-name="T5">The reader is registered persistently.</text:span><text:span text:style-name="T5"> However, the changelog mask must be set when restarting the MDS (prior to any filesystem operation).</text:span></text:p>
      <text:p text:style-name="P16"/>
      <text:list xml:id="list297358034" text:continue-numbering="true" text:style-name="WW8Num9">
        <text:list-item>
          <text:list>
            <text:list-item>
              <text:h text:style-name="P109" text:outline-level="2">Simple<text:span text:style-name="T4"> </text:span>configuration<text:span text:style-name="T4"> </text:span>file</text:h>
            </text:list-item>
          </text:list>
        </text:list-item>
      </text:list>
      <text:p text:style-name="P4"/>
      <text:p text:style-name="P4">Let’s start with a basic configuration file:</text:p>
      <text:p text:style-name="P4"/>
      <text:p text:style-name="P4"><text:span text:style-name="T14">General</text:span><text:span text:style-name="T18"> </text:span><text:span text:style-name="T14">{</text:span></text:p>
      <text:p text:style-name="P4"><text:span text:style-name="T18"><text:s text:c="4"/></text:span><text:span text:style-name="T14">fs_path</text:span><text:span text:style-name="T18"> </text:span><text:span text:style-name="T14">=</text:span><text:span text:style-name="T18"> </text:span><text:span text:style-name="T14">"/lustre";</text:span></text:p>
      <text:p text:style-name="P15">}</text:p>
      <text:p text:style-name="P4"><text:span text:style-name="T14">Log</text:span><text:span text:style-name="T18"> </text:span><text:span text:style-name="T14">{</text:span></text:p>
      <text:p text:style-name="P4"><text:span text:style-name="T18"><text:s text:c="4"/></text:span><text:span text:style-name="T14">log_file</text:span><text:span text:style-name="T18"> <text:s text:c="6"/></text:span><text:span text:style-name="T14">=</text:span><text:span text:style-name="T18"> </text:span><text:span text:style-name="T14">"/var/log/robinhood/lustre.log";</text:span></text:p>
      <text:p text:style-name="P15"><text:span text:style-name="T49"><text:s text:c="4"/></text:span>report_file<text:span text:style-name="T49"> <text:s text:c="3"/></text:span>=<text:span text:style-name="T49"> </text:span>"/var/log/robinhood/reports.log";</text:p>
      <text:p text:style-name="P15"><text:span text:style-name="T49"><text:s text:c="4"/></text:span>alert_file<text:tab/><text:span text:style-name="T49"> </text:span>=<text:span text:style-name="T49"> </text:span>"/var/log/robinhood/alerts.log";</text:p>
      <text:p text:style-name="P15">}</text:p>
      <text:p text:style-name="P4"><text:span text:style-name="T14">ListManager</text:span><text:span text:style-name="T18"> </text:span><text:span text:style-name="T14">{</text:span></text:p>
      <text:p text:style-name="P15"><text:span text:style-name="T49"><text:s text:c="4"/></text:span>MySQL<text:span text:style-name="T49"> </text:span>{</text:p>
      <text:p text:style-name="P15"><text:span text:style-name="T49"><text:s text:c="8"/></text:span>server<text:span text:style-name="T49"> </text:span>=<text:span text:style-name="T49"> </text:span>db_host;</text:p>
      <text:p text:style-name="P15"><text:span text:style-name="T49"><text:s text:c="8"/></text:span>db<text:span text:style-name="T49"> </text:span>=<text:span text:style-name="T49"> </text:span>robinhood_test;</text:p>
      <text:p text:style-name="P15"><text:span text:style-name="T49"><text:s text:c="8"/></text:span>user<text:span text:style-name="T49"> </text:span>=<text:span text:style-name="T49"> </text:span>robinhood;</text:p>
      <text:p text:style-name="P4"><text:span text:style-name="T18"><text:s text:c="8"/></text:span><text:span text:style-name="T14">password_file</text:span><text:span text:style-name="T18"> </text:span><text:span text:style-name="T14">=</text:span><text:span text:style-name="T18"> </text:span><text:span text:style-name="T14">/etc/robinhood.d/.dbpassword;</text:span></text:p>
      <text:p text:style-name="P15"><text:span text:style-name="T49"><text:s text:c="4"/></text:span>}</text:p>
      <text:p text:style-name="P15">}</text:p>
      <text:p text:style-name="P15"/>
      <text:p text:style-name="P15">Backend<text:span text:style-name="T49"> </text:span>{</text:p>
      <text:p text:style-name="P15"><text:span text:style-name="T49"><text:s text:c="4"/></text:span>root<text:span text:style-name="T49"> <text:s text:c="9"/></text:span>=<text:span text:style-name="T49"> </text:span>"/archive";</text:p>
      <text:p text:style-name="P15"><text:span text:style-name="T49"><text:s text:c="4"/></text:span>mnt_type<text:span text:style-name="T49"> <text:s text:c="5"/></text:span>=<text:span text:style-name="T49"> </text:span>nfs;</text:p>
      <text:p text:style-name="P15">}</text:p>
      <text:p text:style-name="P15"/>
      <text:p text:style-name="P15">ChangeLog<text:span text:style-name="T49"> </text:span>{</text:p>
      <text:p text:style-name="P15"><text:span text:style-name="T49"><text:s text:c="3"/></text:span>MDT<text:span text:style-name="T49"> </text:span>{</text:p>
      <text:p text:style-name="P15"><text:span text:style-name="T49"><text:s text:c="7"/></text:span>mdt_name<text:span text:style-name="T49"> <text:s/></text:span>=<text:span text:style-name="T49"> </text:span>"MDT0000";</text:p>
      <text:p text:style-name="P15"><text:span text:style-name="T49"><text:s text:c="7"/></text:span>reader_id<text:span text:style-name="T49"> </text:span>=<text:span text:style-name="T49"> </text:span>"cl1";</text:p>
      <text:p text:style-name="P15"><text:span text:style-name="T49"><text:s text:c="3"/></text:span>}</text:p>
      <text:p text:style-name="P15">}</text:p>
      <text:p text:style-name="P15"/>
      <text:p text:style-name="P9">General section:</text:p>
      <text:p text:style-name="P4">‘fs_path’ is the mount point of the lustre filesystem we want to manage.</text:p>
      <text:p text:style-name="P4"/>
      <text:p text:style-name="P9">Log section:</text:p>
      <text:p text:style-name="P4">Make sure the log directory exists.</text:p>
      <text:p text:style-name="P4">Note1: you can also specify special values ‘stderr’, ‘stdout’ or ‘syslog’ for log parameters.</text:p>
      <text:p text:style-name="P4"><text:soft-page-break/>Note2: robinhood is compliant with log rotation (if its log file is renamed, it will automatically switch to a new log file).</text:p>
      <text:p text:style-name="P15"/>
      <text:p text:style-name="P9">ListManager::MySQL section:</text:p>
      <text:p text:style-name="P4">This section is for configuring database access.</text:p>
      <text:p text:style-name="P4">Set the host name of the database server (<text:span text:style-name="T50">server</text:span> parameter), the database name (<text:span text:style-name="T50">db</text:span> parameter), the database user (<text:span text:style-name="T50">user</text:span> parameter) and specify a file where you wrote the password for connecting to the database (<text:span text:style-name="T50">password_file</text:span> parameter).</text:p>
      <text:p text:style-name="P4">/!\ Make sure the password file cannot be read by any user, by setting it a ‘600’ mode for example.</text:p>
      <text:p text:style-name="P4">If you don’t care about security, you can directly specify the password in the configuration file, by setting the <text:span text:style-name="T50">password</text:span> parameter.</text:p>
      <text:p text:style-name="P4">E.g.: <text:s/><text:span text:style-name="T15">password</text:span><text:span text:style-name="T19"> </text:span><text:span text:style-name="T15">=</text:span><text:span text:style-name="T19"> ‘</text:span><text:span text:style-name="T15">passw0rd</text:span><text:span text:style-name="T19">’ </text:span><text:span text:style-name="T15">;</text:span></text:p>
      <text:p text:style-name="P16"/>
      <text:p text:style-name="P9">Backend section:</text:p>
      <text:p text:style-name="P4">This defines your archive backend. Its namespace must be accessible from the robinhood node as a POSIX filesystem. In this example we use a NFS filesystem mounted as <text:span text:style-name="T15">/archive</text:span><text:span text:style-name="T19"> </text:span>(<text:span text:style-name="T50">root</text:span> and <text:span text:style-name="T50">mnt_type</text:span> parameters).</text:p>
      <text:p text:style-name="P9"/>
      <text:p text:style-name="P9">ChangeLog::MDT section:</text:p>
      <text:p text:style-name="P4">This section controls Changelog reading. For this simple case, we only specify the <text:span text:style-name="T50">mdt_name</text:span> (always ‘MDT0000’ if you don’t use DNE with multiple MDTs) and the registered Changelog reader as <text:span text:style-name="T50">reader_id</text:span> (usually ‘cl1’ if you have a single Changelog consumer).</text:p>
      <text:p text:style-name="P14"/>
      <text:list xml:id="list2087087426" text:continue-numbering="true" text:style-name="WW8Num9">
        <text:list-item>
          <text:list>
            <text:list-item>
              <text:h text:style-name="P109" text:outline-level="2">Running<text:span text:style-name="T4"> </text:span>initial<text:span text:style-name="T4"> </text:span>scan</text:h>
            </text:list-item>
          </text:list>
        </text:list-item>
      </text:list>
      <text:p text:style-name="Standard"/>
      <text:p text:style-name="Standard">To populate the DB, we need to run an initial scan. Unlike scanning in daemon mode, we just want to scan once and exit. Thus, we run rbh-backup with the ‘--scan’ and ‘--once’ option.</text:p>
      <text:p text:style-name="P4">You can specify the configuration file using the ‘–f’ option, else it will use the config file in ‘<text:span text:style-name="T14">/etc/robinhood.d/backup</text:span>’. If you have several config files in this directory, you can use a short name to distinguish them. e.g. ‘<text:span text:style-name="T15">-f</text:span><text:span text:style-name="T19"> </text:span><text:span text:style-name="T14">test</text:span>’ for ‘<text:span text:style-name="T14">/etc/robinhood.d/backup/test.conf</text:span>’.</text:p>
      <text:p text:style-name="P4">If you want to override configuration values for log file, use the ‘–L’ option. For example, let’s use ‘-L stdout’</text:p>
      <text:p text:style-name="Standard"/>
      <text:p text:style-name="P4"><text:span text:style-name="T14">rbh-backup</text:span><text:span text:style-name="T18"> –</text:span><text:span text:style-name="T14">f</text:span><text:span text:style-name="T18"> </text:span><text:span text:style-name="T14">test</text:span><text:span text:style-name="T18"> –</text:span><text:span text:style-name="T14">L</text:span><text:span text:style-name="T18"> </text:span><text:span text:style-name="T14">stdout</text:span><text:span text:style-name="T18"> </text:span><text:span text:style-name="T14">--scan</text:span><text:span text:style-name="T18"> </text:span><text:span text:style-name="T14">-</text:span><text:span text:style-name="T18">–</text:span><text:span text:style-name="T14">once</text:span></text:p>
      <text:p text:style-name="P4">or just:</text:p>
      <text:p text:style-name="P4"><text:span text:style-name="T14">rbh-backup</text:span><text:span text:style-name="T18"> –</text:span><text:span text:style-name="T14">L</text:span><text:span text:style-name="T18"> </text:span><text:span text:style-name="T14">stdout</text:span><text:span text:style-name="T18"> </text:span><text:span text:style-name="T14">--scan</text:span><text:span text:style-name="T18"> </text:span><text:span text:style-name="T14">-</text:span><text:span text:style-name="T18">–</text:span><text:span text:style-name="T14">once</text:span></text:p>
      <text:p text:style-name="Standard">(if your config file is the only one in /etc/robinhood.d/backup)</text:p>
      <text:p text:style-name="P15"/>
      <text:p text:style-name="Standard">You should get something like this:</text:p>
      <text:p text:style-name="P15"/>
      <text:p text:style-name="Standard"><text:span text:style-name="T14">2013/07/17</text:span><text:span text:style-name="T18"> </text:span><text:span text:style-name="T14">13:49:06:</text:span><text:span text:style-name="T18"> </text:span><text:span text:style-name="T14">FS</text:span><text:span text:style-name="T18"> </text:span><text:span text:style-name="T14">Scan</text:span><text:span text:style-name="T18"> </text:span><text:span text:style-name="T14">|</text:span><text:span text:style-name="T18"> </text:span><text:span text:style-name="T14">Starting</text:span><text:span text:style-name="T18"> </text:span><text:span text:style-name="T14">scan</text:span><text:span text:style-name="T18"> </text:span><text:span text:style-name="T14">of</text:span><text:span text:style-name="T18"> </text:span><text:span text:style-name="T14">/mnt/lustre</text:span></text:p>
      <text:p text:style-name="Standard"><text:span text:style-name="T14">2013/07/17</text:span><text:span text:style-name="T18"> </text:span><text:span text:style-name="T14">13:49:06:</text:span><text:span text:style-name="T18"> </text:span><text:span text:style-name="T14">FS</text:span><text:span text:style-name="T18"> </text:span><text:span text:style-name="T14">Scan</text:span><text:span text:style-name="T18"> </text:span><text:span text:style-name="T14">|</text:span><text:span text:style-name="T18"> </text:span><text:span text:style-name="T14">Full</text:span><text:span text:style-name="T18"> </text:span><text:span text:style-name="T14">scan</text:span><text:span text:style-name="T18"> </text:span><text:span text:style-name="T14">of</text:span><text:span text:style-name="T18"> </text:span><text:span text:style-name="T14">/mnt/lustre</text:span><text:span text:style-name="T18"> </text:span><text:span text:style-name="T14">completed,</text:span><text:span text:style-name="T18"> </text:span><text:span text:style-name="T14">7130</text:span><text:span text:style-name="T18"> </text:span><text:span text:style-name="T14">entries</text:span><text:span text:style-name="T18"> </text:span><text:span text:style-name="T14">found.</text:span><text:span text:style-name="T18"> </text:span><text:span text:style-name="T14">Duration</text:span><text:span text:style-name="T18"> </text:span><text:span text:style-name="T14">=</text:span><text:span text:style-name="T18"> </text:span><text:span text:style-name="T14">0.07s</text:span></text:p>
      <text:p text:style-name="Standard"><text:span text:style-name="T14">2013/07/17</text:span><text:span text:style-name="T18"> </text:span><text:span text:style-name="T14">13:49:06:</text:span><text:span text:style-name="T18"> </text:span><text:span text:style-name="T14">FS</text:span><text:span text:style-name="T18"> </text:span><text:span text:style-name="T14">Scan</text:span><text:span text:style-name="T18"> </text:span><text:span text:style-name="T14">|</text:span><text:span text:style-name="T18"> </text:span><text:span text:style-name="T14">File</text:span><text:span text:style-name="T18"> </text:span><text:span text:style-name="T14">list</text:span><text:span text:style-name="T18"> </text:span><text:span text:style-name="T14">of</text:span><text:span text:style-name="T18"> </text:span><text:span text:style-name="T14">/mnt/lustre</text:span><text:span text:style-name="T18"> </text:span><text:span text:style-name="T14">has</text:span><text:span text:style-name="T18"> </text:span><text:span text:style-name="T14">been</text:span><text:span text:style-name="T18"> </text:span><text:span text:style-name="T14">updated</text:span></text:p>
      <text:p text:style-name="Standard"><text:span text:style-name="T14">2013/07/17</text:span><text:span text:style-name="T18"> </text:span><text:span text:style-name="T14">13:49:06:</text:span><text:span text:style-name="T18"> </text:span><text:span text:style-name="T14">Main</text:span><text:span text:style-name="T18"> </text:span><text:span text:style-name="T14">|</text:span><text:span text:style-name="T18"> </text:span><text:span text:style-name="T14">All</text:span><text:span text:style-name="T18"> </text:span><text:span text:style-name="T14">tasks</text:span><text:span text:style-name="T18"> </text:span><text:span text:style-name="T14">done!</text:span><text:span text:style-name="T18"> </text:span><text:span text:style-name="T14">Exiting.</text:span></text:p>
      <text:p text:style-name="Standard"/>
      <text:p text:style-name="Standard"/>
      <text:p text:style-name="Standard"/>
      <text:list xml:id="list283215116" text:continue-numbering="true" text:style-name="WW8Num9">
        <text:list-item>
          <text:list>
            <text:list-item>
              <text:h text:style-name="P109" text:outline-level="2"><text:soft-page-break/>Reading<text:span text:style-name="T4"> </text:span>Lustre<text:span text:style-name="T4"> </text:span>Changelogs</text:h>
            </text:list-item>
          </text:list>
        </text:list-item>
      </text:list>
      <text:p text:style-name="Standard"/>
      <text:p text:style-name="Standard">Then we want to read MDT changelogs to keep the DB up-to-date. We start it as a daemon, as we want to this continuously:<text:line-break/><text:span text:style-name="T15">rbh-backup</text:span><text:span text:style-name="T19"> </text:span><text:span text:style-name="T15">--readlog</text:span><text:span text:style-name="T19"> –</text:span><text:span text:style-name="T15">detach</text:span></text:p>
      <text:p text:style-name="P13"/>
      <text:list xml:id="list2111311361" text:continue-numbering="true" text:style-name="WW8Num9">
        <text:list-item>
          <text:h text:style-name="P102" text:outline-level="1"><text:bookmark-start text:name="__RefHeading__10_828562237"/>Getting<text:span text:style-name="T4"> </text:span>filesystems<text:span text:style-name="T4"> </text:span>statistics<text:bookmark-end text:name="__RefHeading__10_828562237"/></text:h>
        </text:list-item>
      </text:list>
      <text:p text:style-name="Standard"/>
      <text:p text:style-name="Standard">Now the DB is updated near real-time, we can get fresh statistics about the filesystem.</text:p>
      <text:p text:style-name="P29"/>
      <text:list xml:id="list134150360" text:continue-numbering="true" text:style-name="WW8Num9">
        <text:list-item>
          <text:list>
            <text:list-item>
              <text:p text:style-name="P79">rbh-backup-report</text:p>
            </text:list-item>
          </text:list>
        </text:list-item>
      </text:list>
      <text:p text:style-name="P4"/>
      <text:p text:style-name="P4">Now we performed a scan, we can get stats about users, files, directories, etc. using <text:line-break/><text:span text:style-name="T14">rbh-backup-report</text:span>:</text:p>
      <text:p text:style-name="P4"/>
      <text:list xml:id="list4100367525903047039" text:style-name="WW8Num3">
        <text:list-item>
          <text:p text:style-name="P80">Get stats for a user: -u option</text:p>
        </text:list-item>
      </text:list>
      <text:p text:style-name="P13"/>
      <text:p text:style-name="Standard"><text:span text:style-name="T31">rbh-backup-report</text:span><text:span text:style-name="T34"> –</text:span><text:span text:style-name="T31">u</text:span><text:span text:style-name="T34"> </text:span><text:span text:style-name="T31">foo</text:span><text:span text:style-name="T14"><text:line-break/></text:span><text:span text:style-name="T15"><text:line-break/>user</text:span><text:span text:style-name="T19"> <text:s text:c="5"/></text:span><text:span text:style-name="T15">,</text:span><text:span text:style-name="T19"> <text:s text:c="4"/></text:span><text:span text:style-name="T15">type,</text:span><text:span text:style-name="T19"> <text:s text:c="5"/></text:span><text:span text:style-name="T15">count,</text:span><text:span text:style-name="T19"> <text:s text:c="2"/></text:span><text:span text:style-name="T15">spc_used,</text:span><text:span text:style-name="T19"> <text:s text:c="2"/></text:span><text:span text:style-name="T15">avg_size</text:span></text:p>
      <text:p text:style-name="Standard"><text:span text:style-name="T15">foo</text:span><text:span text:style-name="T19"> <text:s text:c="6"/></text:span><text:span text:style-name="T15">,</text:span><text:span text:style-name="T19"> <text:s text:c="5"/></text:span><text:span text:style-name="T15">dir,</text:span><text:span text:style-name="T41"> <text:s text:c="4"/></text:span><text:span text:style-name="T17">75450,</text:span><text:span text:style-name="T21"> <text:s/></text:span><text:span text:style-name="T17">306.10</text:span><text:span text:style-name="T21"> </text:span><text:span text:style-name="T17">MB,</text:span><text:span text:style-name="T21"> <text:s text:c="3"/></text:span><text:span text:style-name="T17">4.15</text:span><text:span text:style-name="T21"> </text:span><text:span text:style-name="T17">KB</text:span></text:p>
      <text:p text:style-name="Standard"><text:span text:style-name="T15">foo</text:span><text:span text:style-name="T19"> <text:s text:c="6"/></text:span><text:span text:style-name="T15">,</text:span><text:span text:style-name="T19"> <text:s text:c="4"/></text:span><text:span text:style-name="T15">file,</text:span><text:span text:style-name="T19"> <text:s text:c="4"/></text:span><text:span text:style-name="T17">116396,</text:span><text:span text:style-name="T21"> <text:s text:c="2"/></text:span><text:span text:style-name="T17">11.14</text:span><text:span text:style-name="T21"> </text:span><text:span text:style-name="T17">TB,</text:span><text:span text:style-name="T21"> <text:s/></text:span><text:span text:style-name="T17">100.34</text:span><text:span text:style-name="T21"> </text:span><text:span text:style-name="T17">MB</text:span></text:p>
      <text:p text:style-name="P13"/>
      <text:p text:style-name="P30"><text:span text:style-name="T17">Total:</text:span><text:span text:style-name="T21"> </text:span><text:span text:style-name="T17">191846</text:span><text:span text:style-name="T21"> </text:span><text:span text:style-name="T17">entries,</text:span><text:span text:style-name="T21"> </text:span><text:span text:style-name="T17">12248033808384</text:span><text:span text:style-name="T21"> </text:span><text:span text:style-name="T17">bytes</text:span><text:span text:style-name="T21"> </text:span><text:span text:style-name="T17">used</text:span><text:span text:style-name="T21"> </text:span><text:span text:style-name="T17">(11.14</text:span><text:span text:style-name="T21"> </text:span><text:span text:style-name="T17">TB)<text:line-break/></text:span></text:p>
      <text:list xml:id="list7370763364629475762" text:style-name="WW8Num16">
        <text:list-item>
          <text:p text:style-name="P81">Split user’s usage per group: -S option</text:p>
        </text:list-item>
      </text:list>
      <text:p text:style-name="Standard"><text:span text:style-name="T5"><text:line-break/></text:span><text:span text:style-name="T31">rbh-backup-report</text:span><text:span text:style-name="T34"> –</text:span><text:span text:style-name="T31">u</text:span><text:span text:style-name="T34"> </text:span><text:span text:style-name="T31">bar</text:span><text:span text:style-name="T34"> –</text:span><text:span text:style-name="T31">S<text:line-break/></text:span><text:span text:style-name="T5"><text:line-break/></text:span><text:span text:style-name="T53">user</text:span><text:span text:style-name="T54"> <text:s text:c="5"/></text:span><text:span text:style-name="T53">,</text:span><text:span text:style-name="T54"> <text:s text:c="5"/></text:span><text:span text:style-name="T53">group,</text:span><text:span text:style-name="T54"> <text:s text:c="4"/></text:span><text:span text:style-name="T53">type,</text:span><text:span text:style-name="T54"> <text:s text:c="5"/></text:span><text:span text:style-name="T53">count,</text:span><text:span text:style-name="T54"> <text:s text:c="2"/></text:span><text:span text:style-name="T53">spc_used,</text:span><text:span text:style-name="T54"> <text:s text:c="2"/></text:span><text:span text:style-name="T53">avg_size<text:line-break/>bar</text:span><text:span text:style-name="T54"> <text:s text:c="5"/></text:span><text:span text:style-name="T53">,</text:span><text:span text:style-name="T54"> <text:s text:c="6"/></text:span><text:span text:style-name="T55">proj1</text:span><text:span text:style-name="T53">,</text:span><text:span text:style-name="T54"> <text:s text:c="4"/></text:span><text:span text:style-name="T53">file,</text:span><text:span text:style-name="T54"> <text:s text:c="9"/></text:span><text:span text:style-name="T53">4,</text:span><text:span text:style-name="T54"> <text:s text:c="3"/></text:span><text:span text:style-name="T53">40.00</text:span><text:span text:style-name="T54"> </text:span><text:span text:style-name="T53">MB,</text:span><text:span text:style-name="T54"> <text:s text:c="2"/></text:span><text:span text:style-name="T53">10.00</text:span><text:span text:style-name="T54"> </text:span><text:span text:style-name="T53">MB</text:span></text:p>
      <text:p text:style-name="Standard"><text:span text:style-name="T53">bar</text:span><text:span text:style-name="T54"> <text:s text:c="5"/></text:span><text:span text:style-name="T53">,</text:span><text:span text:style-name="T54"> <text:s text:c="6"/></text:span><text:span text:style-name="T55">proj2</text:span><text:span text:style-name="T53">,</text:span><text:span text:style-name="T54"> <text:s text:c="4"/></text:span><text:span text:style-name="T53">file,</text:span><text:span text:style-name="T54"> <text:s text:c="6"/></text:span><text:span text:style-name="T53">3296,</text:span><text:span text:style-name="T54"> <text:s text:c="2"/></text:span><text:span text:style-name="T53">947.80</text:span><text:span text:style-name="T54"> </text:span><text:span text:style-name="T53">MB,</text:span><text:span text:style-name="T54"> <text:s/></text:span><text:span text:style-name="T53">273.30</text:span><text:span text:style-name="T54"> </text:span><text:span text:style-name="T53">KB</text:span></text:p>
      <text:p text:style-name="Standard"><text:span text:style-name="T53">bar</text:span><text:span text:style-name="T54"> <text:s text:c="5"/></text:span><text:span text:style-name="T53">,</text:span><text:span text:style-name="T54"> <text:s text:c="6"/></text:span><text:span text:style-name="T55">proj3</text:span><text:span text:style-name="T53">,</text:span><text:span text:style-name="T54"> <text:s text:c="4"/></text:span><text:span text:style-name="T53">file,</text:span><text:span text:style-name="T54"> <text:s text:c="4"/></text:span><text:span text:style-name="T53">259781,</text:span><text:span text:style-name="T54"> <text:s text:c="2"/></text:span><text:span text:style-name="T53">781.21</text:span><text:span text:style-name="T54"> </text:span><text:span text:style-name="T53">GB,</text:span><text:span text:style-name="T54"> <text:s text:c="3"/></text:span><text:span text:style-name="T53">3.08</text:span><text:span text:style-name="T54"> </text:span><text:span text:style-name="T53">MB</text:span></text:p>
      <text:p text:style-name="P56"/>
      <text:p text:style-name="P43"/>
      <text:list xml:id="list2157351446" text:continue-numbering="true" text:style-name="WW8Num16">
        <text:list-item>
          <text:p text:style-name="P81">Get largest files: --top-size option</text:p>
        </text:list-item>
      </text:list>
      <text:p text:style-name="P59"/>
      <text:p text:style-name="Standard"><text:span text:style-name="T31">rbh-</text:span> <text:span text:style-name="T31">backup-report</text:span><text:span text:style-name="T34"> –</text:span><text:span text:style-name="T31">-top-size</text:span></text:p>
      <text:p text:style-name="Standard"/>
      <text:p text:style-name="Standard"><text:span text:style-name="T42">rank,</text:span><text:span text:style-name="T43"> <text:s text:c="10"/></text:span><text:span text:style-name="T42">path,</text:span><text:span text:style-name="T43"> <text:s text:c="6"/></text:span><text:span text:style-name="T42">size,</text:span><text:span text:style-name="T43"> </text:span><text:span text:style-name="T42">user,</text:span><text:span text:style-name="T43"> </text:span><text:span text:style-name="T42">group,</text:span><text:span text:style-name="T43"> <text:s text:c="9"/></text:span><text:span text:style-name="T42">last_access,</text:span><text:span text:style-name="T43"> <text:s text:c="12"/></text:span><text:span text:style-name="T42">last_mod,</text:span><text:span text:style-name="T43"> <text:s/></text:span><text:span text:style-name="T42">migr.</text:span><text:span text:style-name="T43"> </text:span><text:span text:style-name="T42">class</text:span></text:p>
      <text:p text:style-name="Standard"><text:span text:style-name="T43"><text:s text:c="3"/></text:span><text:span text:style-name="T42">1,</text:span><text:span text:style-name="T43"> </text:span><text:span text:style-name="T42">/tmp/file.big1,</text:span><text:span text:style-name="T43"> <text:s/></text:span><text:span text:style-name="T42">512.00</text:span><text:span text:style-name="T43"> </text:span><text:span text:style-name="T42">GB,</text:span><text:span text:style-name="T43"> </text:span><text:span text:style-name="T42">foo1,</text:span><text:span text:style-name="T43"> <text:s text:c="2"/></text:span><text:span text:style-name="T42">p01,</text:span><text:span text:style-name="T43"> <text:s/></text:span><text:span text:style-name="T42">2012/10/14</text:span><text:span text:style-name="T43"> </text:span><text:span text:style-name="T42">17:41:38,</text:span><text:span text:style-name="T43"> <text:s/></text:span><text:span text:style-name="T42">2011/05/25</text:span><text:span text:style-name="T43"> </text:span><text:span text:style-name="T42">14:22:41,</text:span><text:span text:style-name="T43"> <text:s text:c="4"/></text:span><text:span text:style-name="T42">BigFiles</text:span></text:p>
      <text:p text:style-name="Standard"><text:span text:style-name="T43"><text:s text:c="3"/></text:span><text:span text:style-name="T42">2,</text:span><text:span text:style-name="T43"> </text:span><text:span text:style-name="T42">/tmp/file2.tar,</text:span><text:span text:style-name="T43"> <text:s/></text:span><text:span text:style-name="T42">380.53</text:span><text:span text:style-name="T43"> </text:span><text:span text:style-name="T42">GB,</text:span><text:span text:style-name="T43"> </text:span><text:span text:style-name="T42">foo2,</text:span><text:span text:style-name="T43"> <text:s text:c="2"/></text:span><text:span text:style-name="T42">p01,</text:span><text:span text:style-name="T43"> <text:s/></text:span><text:span text:style-name="T42">2012/10/14</text:span><text:span text:style-name="T43"> </text:span><text:span text:style-name="T42">21:38:07,</text:span><text:span text:style-name="T43"> <text:s/></text:span><text:span text:style-name="T42">2012/02/01</text:span><text:span text:style-name="T43"> </text:span><text:span text:style-name="T42">14:30:48,</text:span><text:span text:style-name="T43"> <text:s text:c="4"/></text:span><text:span text:style-name="T42">BigFiles</text:span></text:p>
      <text:p text:style-name="Standard"><text:span text:style-name="T43"><text:s text:c="3"/></text:span><text:span text:style-name="T42">3,</text:span><text:span text:style-name="T43"> </text:span><text:span text:style-name="T42">/tmp/big.1,</text:span><text:span text:style-name="T43"> <text:s text:c="5"/></text:span><text:span text:style-name="T42">379.92</text:span><text:span text:style-name="T43"> </text:span><text:span text:style-name="T42">GB,</text:span><text:span text:style-name="T43"> </text:span><text:span text:style-name="T42">foo1,</text:span><text:span text:style-name="T43"> <text:s text:c="2"/></text:span><text:span text:style-name="T42">p02,</text:span><text:span text:style-name="T43"> <text:s/></text:span><text:span text:style-name="T42">2012/10/14</text:span><text:span text:style-name="T43"> </text:span><text:span text:style-name="T42">20:24:20,</text:span><text:span text:style-name="T43"> <text:s/></text:span><text:span text:style-name="T42">2012/05/17</text:span><text:span text:style-name="T43"> </text:span><text:span text:style-name="T42">17:40:57,</text:span><text:span text:style-name="T43"> <text:s text:c="4"/></text:span><text:span text:style-name="T42">BigFiles</text:span></text:p>
      <text:p text:style-name="P24">...</text:p>
      <text:p text:style-name="P42"/>
      <text:p text:style-name="P42"/>
      <text:list xml:id="list221998492" text:continue-numbering="true" text:style-name="WW8Num16">
        <text:list-item>
          <text:p text:style-name="P81">Get top space consumers: --top-users option</text:p>
        </text:list-item>
      </text:list>
      <text:p text:style-name="P59"/>
      <text:p text:style-name="P58"><text:span text:style-name="T31">rbh-</text:span> <text:span text:style-name="T31">backup-report</text:span><text:span text:style-name="T34"> –</text:span><text:span text:style-name="T31">-top-users</text:span></text:p>
      <text:p text:style-name="P60"/>
      <text:p text:style-name="P44">rank,<text:span text:style-name="T49"> </text:span>user<text:span text:style-name="T49"> <text:s text:c="5"/></text:span>,<text:span text:style-name="T49"> <text:s text:c="2"/></text:span>spc_used,<text:span text:style-name="T49"> <text:s text:c="5"/></text:span>count,<text:span text:style-name="T49"> <text:s/></text:span>avg_size</text:p>
      <text:p text:style-name="P46"><text:span text:style-name="T45"><text:s text:c="3"/></text:span><text:span text:style-name="T44">1,</text:span><text:span text:style-name="T45"> </text:span><text:span text:style-name="T44">usr0021</text:span><text:span text:style-name="T45"> <text:s/></text:span><text:span text:style-name="T44">,</text:span><text:span text:style-name="T45"> <text:s text:c="2"/></text:span><text:span text:style-name="T44">11.14</text:span><text:span text:style-name="T45"> </text:span><text:span text:style-name="T44">TB,</text:span><text:span text:style-name="T45"> <text:s text:c="4"/></text:span><text:span text:style-name="T44">116396,</text:span><text:span text:style-name="T45"> <text:s/></text:span><text:span text:style-name="T44">100.34</text:span><text:span text:style-name="T45"> </text:span><text:span text:style-name="T44">MB</text:span></text:p>
      <text:p text:style-name="P46"><text:span text:style-name="T45"><text:s text:c="3"/></text:span><text:span text:style-name="T44">2,</text:span><text:span text:style-name="T45"> </text:span><text:span text:style-name="T44">usr3562</text:span><text:span text:style-name="T45"> <text:s/></text:span><text:span text:style-name="T44">,</text:span><text:span text:style-name="T45"> <text:s text:c="3"/></text:span><text:span text:style-name="T44">5.54</text:span><text:span text:style-name="T45"> </text:span><text:span text:style-name="T44">TB,</text:span><text:span text:style-name="T45"> <text:s text:c="7"/></text:span><text:span text:style-name="T44">575,</text:span><text:span text:style-name="T45"> <text:s text:c="3"/></text:span><text:span text:style-name="T44">9.86</text:span><text:span text:style-name="T45"> </text:span><text:span text:style-name="T44">GB</text:span></text:p>
      <text:p text:style-name="P46"><text:span text:style-name="T45"><text:s text:c="3"/></text:span><text:span text:style-name="T44">3,</text:span><text:span text:style-name="T45"> </text:span><text:span text:style-name="T44">usr2189</text:span><text:span text:style-name="T45"> <text:s text:c="2"/></text:span><text:span text:style-name="T44">,</text:span><text:span text:style-name="T45"> <text:s text:c="2"/></text:span><text:span text:style-name="T44">5.52</text:span><text:span text:style-name="T45"> </text:span><text:span text:style-name="T44">TB,</text:span><text:span text:style-name="T45"> <text:s text:c="6"/></text:span><text:span text:style-name="T44">9888,</text:span><text:span text:style-name="T45"> <text:s/></text:span><text:span text:style-name="T44">585.50</text:span><text:span text:style-name="T45"> </text:span><text:span text:style-name="T44">MB</text:span></text:p>
      <text:p text:style-name="P46"><text:span text:style-name="T45"><text:s text:c="3"/></text:span><text:span text:style-name="T44">4,</text:span><text:span text:style-name="T45"> </text:span><text:span text:style-name="T44">usr2672</text:span><text:span text:style-name="T45"> <text:s/></text:span><text:span text:style-name="T44">,</text:span><text:span text:style-name="T45"> <text:s text:c="3"/></text:span><text:span text:style-name="T44">3.21</text:span><text:span text:style-name="T45"> </text:span><text:span text:style-name="T44">TB,</text:span><text:span text:style-name="T45"> <text:s text:c="4"/></text:span><text:span text:style-name="T44">238016,</text:span><text:span text:style-name="T45"> <text:s text:c="2"/></text:span><text:span text:style-name="T44">14.49</text:span><text:span text:style-name="T45"> </text:span><text:span text:style-name="T44">MB</text:span></text:p>
      <text:p text:style-name="P46"><text:span text:style-name="T45"><text:s text:c="3"/></text:span><text:span text:style-name="T44">5,</text:span><text:span text:style-name="T45"> </text:span><text:span text:style-name="T44">usr7267</text:span><text:span text:style-name="T45"> <text:s text:c="2"/></text:span><text:span text:style-name="T44">,</text:span><text:span text:style-name="T45"> <text:s text:c="2"/></text:span><text:span text:style-name="T44">2.09</text:span><text:span text:style-name="T45"> </text:span><text:span text:style-name="T44">TB,</text:span><text:span text:style-name="T45"> <text:s text:c="6"/></text:span><text:span text:style-name="T44">8230,</text:span><text:span text:style-name="T45"> <text:s/></text:span><text:span text:style-name="T44">266.17</text:span><text:span text:style-name="T45"> </text:span><text:span text:style-name="T44">MB</text:span></text:p>
      <text:p text:style-name="P46"><text:soft-page-break/><text:span text:style-name="T44">...<text:line-break/><text:line-break/></text:span><text:span text:style-name="T5">Notes:</text:span></text:p>
      <text:list xml:id="list2721183810816033845" text:style-name="WW8Num5">
        <text:list-item>
          <text:p text:style-name="P97"><text:span text:style-name="T5">‘--by-count’ option </text:span><text:span text:style-name="T5">sorts users by entry count</text:span></text:p>
        </text:list-item>
        <text:list-item>
          <text:p text:style-name="P98">‘--by-avgsize’ option sorts users by average file size</text:p>
        </text:list-item>
        <text:list-item>
          <text:p text:style-name="P98">‘--reverse’ option reverses sort order (e.g. smallest first)</text:p>
        </text:list-item>
        <text:list-item>
          <text:p text:style-name="P97"><text:span text:style-name="T5">Use ‘--count-min </text:span><text:span text:style-name="T7">N</text:span><text:span text:style-name="T5">’ option to only display users with at least </text:span><text:span text:style-name="T7">N</text:span><text:span text:style-name="T5"> entries.</text:span></text:p>
        </text:list-item>
        <text:list-item>
          <text:p text:style-name="P97"><text:span text:style-name="T5">‘--by-size-ratio’ option make</text:span><text:span text:style-name="T5">s it possible to sort users using the percentage of files in the given range.</text:span></text:p>
        </text:list-item>
      </text:list>
      <text:p text:style-name="P61"><text:line-break/></text:p>
      <text:list xml:id="list1705139277" text:continue-numbering="true" text:style-name="WW8Num5">
        <text:list-item>
          <text:p text:style-name="P82">Filesystem content summary: -i option</text:p>
        </text:list-item>
      </text:list>
      <text:p text:style-name="P62"/>
      <text:p text:style-name="P41"><text:span text:style-name="T31">rbh-backup-report</text:span><text:span text:style-name="T34"> –</text:span><text:span text:style-name="T31">i<text:line-break/></text:span><text:span text:style-name="T14"><text:line-break/></text:span><text:span text:style-name="T15">status</text:span><text:span text:style-name="T19"> </text:span><text:span text:style-name="T15">,</text:span><text:span text:style-name="T19"> </text:span><text:span text:style-name="T15">type</text:span><text:span text:style-name="T19"> <text:s text:c="3"/></text:span><text:span text:style-name="T15">,</text:span><text:span text:style-name="T19"> <text:s text:c="5"/></text:span><text:span text:style-name="T15">count,</text:span><text:span text:style-name="T19"> <text:s text:c="4"/></text:span><text:span text:style-name="T15">volume,</text:span><text:span text:style-name="T19"> <text:s text:c="2"/></text:span><text:span text:style-name="T15">avg_size</text:span></text:p>
      <text:p text:style-name="P41"><text:span text:style-name="T15">n/a</text:span><text:span text:style-name="T19"> <text:s text:c="3"/></text:span><text:span text:style-name="T15">,</text:span><text:span text:style-name="T19"> </text:span><text:span text:style-name="T15">dir</text:span><text:span text:style-name="T19"> <text:s text:c="4"/></text:span><text:span text:style-name="T15">,</text:span><text:span text:style-name="T19"> <text:s text:c="3"/></text:span><text:span text:style-name="T15">1780074,</text:span><text:span text:style-name="T19"> <text:s text:c="3"/></text:span><text:span text:style-name="T15">8.02</text:span><text:span text:style-name="T19"> </text:span><text:span text:style-name="T15">GB,</text:span><text:span text:style-name="T19"> <text:s text:c="3"/></text:span><text:span text:style-name="T15">4.72</text:span><text:span text:style-name="T19"> </text:span><text:span text:style-name="T15">KB</text:span></text:p>
      <text:p text:style-name="P41"><text:span text:style-name="T15">new</text:span><text:span text:style-name="T19"> <text:s text:c="3"/></text:span><text:span text:style-name="T15">,</text:span><text:span text:style-name="T19"> </text:span><text:span text:style-name="T15">symlink</text:span><text:span text:style-name="T19"> </text:span><text:span text:style-name="T15">,</text:span><text:span text:style-name="T19"> <text:s text:c="4"/></text:span><text:span text:style-name="T15">496142,</text:span><text:span text:style-name="T19"> <text:s text:c="2"/></text:span><text:span text:style-name="T15">24.92</text:span><text:span text:style-name="T19"> </text:span><text:span text:style-name="T15">MB,</text:span><text:span text:style-name="T19"> <text:s text:c="8"/></text:span><text:span text:style-name="T15">53</text:span></text:p>
      <text:p text:style-name="P41"><text:span text:style-name="T15">new</text:span><text:span text:style-name="T19"> <text:s text:c="3"/></text:span><text:span text:style-name="T15">,</text:span><text:span text:style-name="T19"> </text:span><text:span text:style-name="T15">file</text:span><text:span text:style-name="T19"> <text:s text:c="3"/></text:span><text:span text:style-name="T15">,</text:span><text:span text:style-name="T19"> <text:s text:c="2"/></text:span><text:span text:style-name="T15">21366275,</text:span><text:span text:style-name="T19"> <text:s text:c="2"/></text:span><text:span text:style-name="T15">91.15</text:span><text:span text:style-name="T19"> </text:span><text:span text:style-name="T15">TB,</text:span><text:span text:style-name="T19"> <text:s text:c="3"/></text:span><text:span text:style-name="T15">4.47</text:span><text:span text:style-name="T19"> </text:span><text:span text:style-name="T15">MB</text:span></text:p>
      <text:p text:style-name="P55"/>
      <text:p text:style-name="P45">Total:<text:span text:style-name="T49"> </text:span>23475376<text:span text:style-name="T49"> </text:span>entries,<text:span text:style-name="T49"> </text:span>100399805708329<text:span text:style-name="T49"> </text:span>bytes<text:span text:style-name="T49"> </text:span>(91.31<text:span text:style-name="T49"> </text:span>TB)</text:p>
      <text:p text:style-name="P45"/>
      <text:p text:style-name="P41">This report indicates the count and volume of each object type, and their status.</text:p>
      <text:p text:style-name="P41">As we have not archived data for now, all objects are marked as ‘new’.<text:line-break/>This field does not make sense for directory objects (n/a), as they do not store data by themselves.</text:p>
      <text:p text:style-name="P42"/>
      <text:list xml:id="list547047655" text:continue-list="list221998492" text:style-name="WW8Num16">
        <text:list-item>
          <text:p text:style-name="P83">[new 2.5] entry information: -e option</text:p>
          <text:p text:style-name="P83"><text:span text:style-name="T32"><text:line-break/>rbh-report</text:span><text:span text:style-name="T35"> </text:span><text:span text:style-name="T32">-e </text:span><text:span text:style-name="T46">/mnt/lustre/dir1/file.1 </text:span></text:p>
          <text:p text:style-name="P86"/>
        </text:list-item>
      </text:list>
      <text:p text:style-name="P47">id <text:s text:c="12"/>: <text:tab/>[0x200000400:0x16a94:0x0] </text:p>
      <text:p text:style-name="P47">parent_id <text:s text:c="5"/>: <text:tab/>[0x200000007:0x1:0x0] </text:p>
      <text:p text:style-name="P47">name <text:s text:c="10"/>: <text:tab/>file.1 </text:p>
      <text:p text:style-name="P47">path updt <text:s text:c="5"/>: <text:tab/>2013/10/30 10:25:30 </text:p>
      <text:p text:style-name="P47">path <text:s text:c="10"/>: <text:tab/>/mnt/lustre/dir1/file.1 </text:p>
      <text:p text:style-name="P47">depth <text:s text:c="9"/>: <text:tab/>1</text:p>
      <text:p text:style-name="P47">user <text:s text:c="10"/>: <text:tab/>root </text:p>
      <text:p text:style-name="P47">group <text:s text:c="9"/>: <text:tab/>root </text:p>
      <text:p text:style-name="P47">size <text:s text:c="10"/>: <text:tab/>1.42 MB </text:p>
      <text:p text:style-name="P47">spc_used <text:s text:c="6"/>: <text:tab/>1.42 MB</text:p>
      <text:p text:style-name="P47">creation <text:s text:c="6"/>: <text:tab/>2013/10/30 10:07:17 </text:p>
      <text:p text:style-name="P47">last_access <text:s text:c="3"/>: <text:tab/>2013/10/30 10:15:28 </text:p>
      <text:p text:style-name="P47">last_mod <text:s text:c="6"/>: <text:tab/>2013/10/30 10:10:52</text:p>
      <text:p text:style-name="P47">last_archive<text:tab/>:<text:tab/>2013/10/30 10:13:34</text:p>
      <text:p text:style-name="P47">type <text:s text:c="10"/>: <text:tab/>file </text:p>
      <text:p text:style-name="P47">mode <text:s text:c="10"/>: <text:tab/>rw-r--r-- </text:p>
      <text:p text:style-name="P47">nlink <text:s text:c="9"/>: <text:tab/>1 </text:p>
      <text:p text:style-name="P47">status <text:s text:c="8"/>:<text:tab/>modified</text:p>
      <text:p text:style-name="P47">md updt <text:s text:c="7"/>: <text:tab/>2013/10/30 10:25:30</text:p>
      <text:p text:style-name="P47">stripe_cnt, stripe_size, <text:s text:c="5"/>pool: <text:tab/> <text:s text:c="8"/>2, <text:s text:c="4"/>1.00 MB, <text:s text:c="9"/></text:p>
      <text:p text:style-name="P47">stripes <text:s text:c="7"/>: <text:tab/>ost#1: 30515, ost#0: 30520</text:p>
      <text:p text:style-name="P47"><text:line-break/><text:line-break/></text:p>
      <text:list xml:id="list746787559" text:continue-numbering="true" text:style-name="WW8Num16">
        <text:list-item>
          <text:p text:style-name="P81">fileclasses summary: --class-info option</text:p>
        </text:list-item>
      </text:list>
      <text:p text:style-name="Standard"/>
      <text:p text:style-name="P41">Once you have defined fileclasses (see next sections of this tutorial), you can get file repartition by fileclass:</text:p>
      <text:p text:style-name="P23"/>
      <text:p text:style-name="P46"><text:span text:style-name="T32">rbh</text:span><text:span text:style-name="T35">—</text:span><text:span text:style-name="T32">backup-report</text:span><text:span text:style-name="T35"> </text:span><text:span text:style-name="T32">--class-info</text:span></text:p>
      <text:p text:style-name="P44"/>
      <text:p text:style-name="P46"><text:span text:style-name="T44">Class:</text:span><text:span text:style-name="T45"> <text:s text:c="7"/></text:span><text:span text:style-name="T44">important_files</text:span></text:p>
      <text:p text:style-name="P44"><text:soft-page-break/>Nb<text:span text:style-name="T49"> </text:span>entries:<text:span text:style-name="T49"> <text:s text:c="14"/></text:span>879</text:p>
      <text:p text:style-name="P46"><text:span text:style-name="T44">Space</text:span><text:span text:style-name="T45"> </text:span><text:span text:style-name="T44">used:</text:span><text:span text:style-name="T45"> <text:s text:c="10"/></text:span><text:span text:style-name="T44">9.00</text:span><text:span text:style-name="T45"> </text:span><text:span text:style-name="T44">GB</text:span><text:span text:style-name="T45"> <text:s text:c="3"/></text:span><text:span text:style-name="T44">(18874368</text:span><text:span text:style-name="T45"> </text:span><text:span text:style-name="T44">blks)</text:span></text:p>
      <text:p text:style-name="P44">Size<text:span text:style-name="T49"> </text:span>min:<text:span text:style-name="T49"> <text:s text:c="18"/></text:span>0<text:span text:style-name="T49"> <text:s text:c="3"/></text:span>(0<text:span text:style-name="T49"> </text:span>bytes)</text:p>
      <text:p text:style-name="P46"><text:span text:style-name="T44">Size</text:span><text:span text:style-name="T45"> </text:span><text:span text:style-name="T44">max:</text:span><text:span text:style-name="T45"> <text:s text:c="12"/></text:span><text:span text:style-name="T44">1.00</text:span><text:span text:style-name="T45"> </text:span><text:span text:style-name="T44">GB</text:span><text:span text:style-name="T45"> <text:s text:c="3"/></text:span><text:span text:style-name="T44">(19327352832</text:span><text:span text:style-name="T45"> </text:span><text:span text:style-name="T44">bytes)</text:span></text:p>
      <text:p text:style-name="P46"><text:span text:style-name="T44">Size</text:span><text:span text:style-name="T45"> </text:span><text:span text:style-name="T44">avg:</text:span><text:span text:style-name="T45"> <text:s text:c="11"/></text:span><text:span text:style-name="T44">10.48</text:span><text:span text:style-name="T45"> </text:span><text:span text:style-name="T44">MB</text:span><text:span text:style-name="T45"> <text:s text:c="3"/></text:span><text:span text:style-name="T44">(10993664</text:span><text:span text:style-name="T45"> </text:span><text:span text:style-name="T44">bytes)</text:span></text:p>
      <text:p text:style-name="P44"/>
      <text:p text:style-name="P46"><text:span text:style-name="T44">Class:</text:span><text:span text:style-name="T45"> <text:s text:c="13"/></text:span><text:span text:style-name="T44">project_B</text:span></text:p>
      <text:p text:style-name="P44">Nb<text:span text:style-name="T49"> </text:span>entries:<text:span text:style-name="T49"> <text:s text:c="14"/></text:span>878</text:p>
      <text:p text:style-name="P46"><text:span text:style-name="T44">Space</text:span><text:span text:style-name="T45"> </text:span><text:span text:style-name="T44">used:</text:span><text:span text:style-name="T45"> <text:s text:c="10"/></text:span><text:span text:style-name="T44">2.23</text:span><text:span text:style-name="T45"> </text:span><text:span text:style-name="T44">GB</text:span><text:span text:style-name="T45"> <text:s text:c="3"/></text:span><text:span text:style-name="T44">(4666481</text:span><text:span text:style-name="T45"> </text:span><text:span text:style-name="T44">blks)</text:span></text:p>
      <text:p text:style-name="P44">Size<text:span text:style-name="T49"> </text:span>min:<text:span text:style-name="T49"> <text:s text:c="18"/></text:span>0<text:span text:style-name="T49"> <text:s text:c="3"/></text:span>(0<text:span text:style-name="T49"> </text:span>bytes)</text:p>
      <text:p text:style-name="P46"><text:span text:style-name="T44">Size</text:span><text:span text:style-name="T45"> </text:span><text:span text:style-name="T44">max:</text:span><text:span text:style-name="T45"> <text:s text:c="11"/></text:span><text:span text:style-name="T44">95.37</text:span><text:span text:style-name="T45"> </text:span><text:span text:style-name="T44">MB</text:span><text:span text:style-name="T45"> <text:s text:c="3"/></text:span><text:span text:style-name="T44">(100000000</text:span><text:span text:style-name="T45"> </text:span><text:span text:style-name="T44">bytes)</text:span></text:p>
      <text:p text:style-name="P46"><text:span text:style-name="T44">Size</text:span><text:span text:style-name="T45"> </text:span><text:span text:style-name="T44">avg:</text:span><text:span text:style-name="T45"> <text:s text:c="12"/></text:span><text:span text:style-name="T44">2.60</text:span><text:span text:style-name="T45"> </text:span><text:span text:style-name="T44">MB</text:span><text:span text:style-name="T45"> <text:s text:c="3"/></text:span><text:span text:style-name="T44">(2727157</text:span><text:span text:style-name="T45"> </text:span><text:span text:style-name="T44">bytes)</text:span></text:p>
      <text:p text:style-name="P4"/>
      <text:list xml:id="list161482338" text:continue-numbering="true" text:style-name="WW8Num16">
        <text:list-item>
          <text:p text:style-name="P81">…and more:<text:line-break/>you can also generate reports, or dump files per directory, per OST, etc…<text:line-break/>To get more details about available reports, run ‘<text:span text:style-name="T14">rbh-backup-report</text:span><text:span text:style-name="T18"> </text:span><text:span text:style-name="T14">--help</text:span>’.</text:p>
        </text:list-item>
      </text:list>
      <text:p text:style-name="Standard"/>
      <text:list xml:id="list331462123" text:continue-list="list134150360" text:style-name="WW8Num9">
        <text:list-item>
          <text:list>
            <text:list-item>
              <text:h text:style-name="P109" text:outline-level="2">rbh-backup-find</text:h>
            </text:list-item>
          </text:list>
        </text:list-item>
      </text:list>
      <text:p text:style-name="Standard"/>
      <text:p text:style-name="Standard">‘find’ clone accessing robinhood database.<text:line-break/>Example:</text:p>
      <text:p text:style-name="P4"><text:span text:style-name="T15">rbh-</text:span><text:span text:style-name="T15">backup-find</text:span><text:span text:style-name="T19"> </text:span><text:span text:style-name="T15">/mnt/lustre/dir</text:span><text:span text:style-name="T19"> </text:span><text:span text:style-name="T15">-u</text:span><text:span text:style-name="T19"> </text:span><text:span text:style-name="T15">root</text:span><text:span text:style-name="T19"> </text:span><text:span text:style-name="T15">-size</text:span><text:span text:style-name="T19"> </text:span><text:span text:style-name="T15">+32M</text:span><text:span text:style-name="T19"> </text:span><text:span text:style-name="T15">-mtime</text:span><text:span text:style-name="T19"> </text:span><text:span text:style-name="T15">+1h</text:span><text:span text:style-name="T19"> –</text:span><text:span text:style-name="T15">ost</text:span><text:span text:style-name="T19"> </text:span><text:span text:style-name="T15">2</text:span><text:span text:style-name="T19"> </text:span><text:span text:style-name="T15">-ls</text:span></text:p>
      <text:p text:style-name="Standard"/>
      <text:list xml:id="list1660551284" text:continue-numbering="true" text:style-name="WW8Num9">
        <text:list-item>
          <text:list>
            <text:list-item>
              <text:h text:style-name="P109" text:outline-level="2">rbh-backup-du</text:h>
            </text:list-item>
          </text:list>
        </text:list-item>
      </text:list>
      <text:p text:style-name="Standard"/>
      <text:p text:style-name="Standard">‘du’ clone acessing robinhood database. It provides extra features like filtering on a given user, group or type…<text:line-break/>Example:</text:p>
      <text:p text:style-name="P4"><text:span text:style-name="T37">rbh-</text:span><text:span text:style-name="T37">backup-du</text:span><text:span text:style-name="T38"> –</text:span><text:span text:style-name="T37">H</text:span><text:span text:style-name="T38"> </text:span><text:span text:style-name="T37">-u</text:span><text:span text:style-name="T38"> </text:span><text:span text:style-name="T37">foo</text:span><text:span text:style-name="T38"> </text:span><text:span text:style-name="T37">/mnt/lustre/dir.3</text:span></text:p>
      <text:p text:style-name="P4"><text:span text:style-name="T37"><text:line-break/></text:span><text:span text:style-name="T15">45.0G<text:tab/></text:span><text:span text:style-name="T19"> <text:s/></text:span><text:span text:style-name="T15">/mnt/lustre/dir.3</text:span></text:p>
      <text:p text:style-name="Standard"/>
      <text:list xml:id="list111883425" text:continue-numbering="true" text:style-name="WW8Num9">
        <text:list-item>
          <text:h text:style-name="P102" text:outline-level="1"><text:bookmark-start text:name="__RefHeading__12_828562237"/>Archiving<text:bookmark-end text:name="__RefHeading__12_828562237"/></text:h>
        </text:list-item>
      </text:list>
      <text:p text:style-name="Standard"/>
      <text:p text:style-name="Standard">Now we know how to setup and query robinhood, let’s archive the filesystem data.</text:p>
      <text:p text:style-name="Standard">Robinhood archives data incrementally. In other words, it only copies new or modified files but do not copy unchanged files multiple times.<text:line-break/>It can perform multiple copies in parallel (possibly using several client nodes).<text:line-break/>Admin can set the priority criteria that determines the copy order: it can be last modification time, last archive time, creation time, last access time… By default, copy priority is based on last modification time (oldest first).</text:p>
      <text:list xml:id="list1717840255" text:continue-numbering="true" text:style-name="WW8Num9">
        <text:list-item>
          <text:list>
            <text:list-item>
              <text:h text:style-name="P109" text:outline-level="2">Using<text:span text:style-name="T4"> </text:span>a<text:span text:style-name="T4"> </text:span>single<text:span text:style-name="T4"> </text:span>default<text:span text:style-name="T4"> </text:span>policy</text:h>
            </text:list-item>
          </text:list>
        </text:list-item>
      </text:list>
      <text:p text:style-name="Standard"/>
      <text:p text:style-name="Standard">Robinhood makes it possible to define different migration policies for several file classes.</text:p>
      <text:p text:style-name="Standard">In this example, we will only define a single policy for all files.</text:p>
      <text:p text:style-name="Standard">This is done in the ‘migration_policies’ section of the config file:</text:p>
      <text:p text:style-name="Standard"/>
      <text:p text:style-name="Standard"><text:span text:style-name="T14">migration_policies</text:span><text:span text:style-name="T18"> </text:span><text:span text:style-name="T14">{</text:span></text:p>
      <text:p text:style-name="P12"><text:tab/>Policy<text:span text:style-name="T49"> </text:span>default<text:tab/>{</text:p>
      <text:p text:style-name="Standard"><text:span text:style-name="T14"><text:tab/><text:tab/>condition</text:span><text:span text:style-name="T18"> </text:span><text:span text:style-name="T14">{<text:tab/>last_mod</text:span><text:span text:style-name="T18"> </text:span><text:span text:style-name="T14">&gt;</text:span><text:span text:style-name="T18"> </text:span><text:span text:style-name="T14">1h</text:span><text:span text:style-name="T18"> </text:span><text:span text:style-name="T14">}</text:span></text:p>
      <text:p text:style-name="P12"><text:soft-page-break/><text:tab/>}</text:p>
      <text:p text:style-name="P12">}</text:p>
      <text:p text:style-name="P12"/>
      <text:p text:style-name="Standard">‘default’ policy is a special policy that applies to files that don’t match a file class.</text:p>
      <text:p text:style-name="Standard">In a policy, you must specify a condition for allowing entries to be migrated. In this example, we don’t want to copy recently modified entries (modified within the last hour).</text:p>
      <text:p text:style-name="Standard"/>
      <text:p text:style-name="Standard">Run ‘<text:span text:style-name="T15">rbh-backup</text:span><text:span text:style-name="T19"> </text:span><text:span text:style-name="T15">--migrate</text:span><text:span text:style-name="T19"> </text:span><text:span text:style-name="T15">--once</text:span>’ to apply this policy once.</text:p>
      <text:p text:style-name="Standard">You can also run it as a daemon (without the ‘--once’ option). It this case, it will periodically run the migration on eligible entries</text:p>
      <text:p text:style-name="Standard"/>
      <text:list xml:id="list1346824167" text:continue-numbering="true" text:style-name="WW8Num9">
        <text:list-item>
          <text:list>
            <text:list-item>
              <text:h text:style-name="P109" text:outline-level="2">Defining<text:span text:style-name="T4"> </text:span>file<text:span text:style-name="T4"> </text:span>classes</text:h>
            </text:list-item>
          </text:list>
        </text:list-item>
      </text:list>
      <text:p text:style-name="Standard"/>
      <text:p text:style-name="P4">Robinhood makes it possible to apply different migration policies to files, depending on their properties (path, posix attributes, …). This can be done by defining file classes that will be addressed in policies.</text:p>
      <text:p text:style-name="P4"/>
      <text:p text:style-name="P4">In this section of the tutorial, we will define 3 classes and apply different policies to them:</text:p>
      <text:list xml:id="list4631504370787856893" text:style-name="WW8Num8">
        <text:list-item>
          <text:p text:style-name="P84">We don’t want “*.log” files that belong to ‘root’ to be archived;</text:p>
        </text:list-item>
        <text:list-item>
          <text:p text:style-name="P84">We want to quickly archive files from directory ‘/mnt/lustre/saveme’ (1hour after their creation, then backup hourly as long as they are modified).</text:p>
        </text:list-item>
        <text:list-item>
          <text:p text:style-name="P84">Archive other entries 6h after their last modification.</text:p>
        </text:list-item>
      </text:list>
      <text:p text:style-name="Standard"/>
      <text:p text:style-name="P4">First, we need to define those file classes, in the ‘filesets’ section of the configuration file.<text:line-break/>We associate a custom name to each FileClass, and specify the definition of the class:</text:p>
      <text:p text:style-name="P4"/>
      <text:p text:style-name="P4"><text:span text:style-name="T14">Filesets</text:span><text:span text:style-name="T18"> </text:span><text:span text:style-name="T14">{</text:span></text:p>
      <text:p text:style-name="P4"><text:span text:style-name="T26"><text:tab/>#</text:span><text:span text:style-name="T29"> </text:span><text:span text:style-name="T26">log</text:span><text:span text:style-name="T29"> </text:span><text:span text:style-name="T26">files</text:span><text:span text:style-name="T29"> </text:span><text:span text:style-name="T26">owned</text:span><text:span text:style-name="T29"> </text:span><text:span text:style-name="T26">by</text:span><text:span text:style-name="T29"> </text:span><text:span text:style-name="T26">root</text:span></text:p>
      <text:p text:style-name="P49"><text:span text:style-name="T14">FileClass</text:span><text:span text:style-name="T18"> </text:span><text:span text:style-name="T14">root_log_files</text:span><text:span text:style-name="T18"> </text:span><text:span text:style-name="T14">{</text:span></text:p>
      <text:p text:style-name="P4"><text:span text:style-name="T14"><text:tab/><text:tab/>Definition</text:span><text:span text:style-name="T18"> </text:span><text:span text:style-name="T14"><text:tab/>{</text:span></text:p>
      <text:p text:style-name="P65"><text:span text:style-name="T14">owner</text:span><text:span text:style-name="T18"> </text:span><text:span text:style-name="T14">==</text:span><text:span text:style-name="T18"> </text:span><text:span text:style-name="T14">root</text:span></text:p>
      <text:p text:style-name="P67">and</text:p>
      <text:p text:style-name="P66"><text:span text:style-name="T14">name</text:span><text:span text:style-name="T18"> </text:span><text:span text:style-name="T14">==</text:span><text:span text:style-name="T18"> “</text:span><text:span text:style-name="T14">*.log</text:span><text:span text:style-name="T18">”</text:span></text:p>
      <text:p text:style-name="P68">}</text:p>
      <text:p text:style-name="P15"><text:tab/>}</text:p>
      <text:p text:style-name="P15"/>
      <text:p text:style-name="P4"><text:span text:style-name="T26"><text:tab/>#</text:span><text:span text:style-name="T29"> </text:span><text:span text:style-name="T26">files</text:span><text:span text:style-name="T29"> </text:span><text:span text:style-name="T26">in</text:span><text:span text:style-name="T29"> </text:span><text:span text:style-name="T26">filesystem</text:span><text:span text:style-name="T29"> </text:span><text:span text:style-name="T26">tree</text:span><text:span text:style-name="T29"> </text:span><text:span text:style-name="T26">/mnt/lustre/saveme</text:span></text:p>
      <text:p text:style-name="P4"><text:span text:style-name="T14"><text:tab/>FileClass</text:span><text:span text:style-name="T18"> </text:span><text:span text:style-name="T14">saveme</text:span><text:span text:style-name="T18"> </text:span><text:span text:style-name="T14"><text:tab/>{</text:span></text:p>
      <text:p text:style-name="P4"><text:span text:style-name="T14"><text:tab/><text:tab/>Definition</text:span><text:span text:style-name="T18"> </text:span><text:span text:style-name="T14"><text:tab/>{</text:span><text:span text:style-name="T18"> </text:span><text:span text:style-name="T14">tree</text:span><text:span text:style-name="T18"> </text:span><text:span text:style-name="T14">==</text:span><text:span text:style-name="T18"> “</text:span><text:span text:style-name="T14">/mnt/lustre/saveme</text:span><text:span text:style-name="T18">” </text:span><text:span text:style-name="T14">}</text:span></text:p>
      <text:p text:style-name="P15"><text:tab/>}</text:p>
      <text:p text:style-name="P15"><text:tab/></text:p>
      <text:p text:style-name="P15">}</text:p>
      <text:p text:style-name="P15"/>
      <text:p text:style-name="P4">Then, those classes can be used in policies:</text:p>
      <text:list xml:id="list839954308" text:continue-numbering="true" text:style-name="WW8Num8">
        <text:list-item>
          <text:p text:style-name="P84">entries can be ignored for the policy, using a ‘ignore_fileclass’ statement;</text:p>
        </text:list-item>
        <text:list-item>
          <text:p text:style-name="P84">they can be targeted in a policy, using a ‘target_fileclass’ directive.</text:p>
        </text:list-item>
      </text:list>
      <text:p text:style-name="P4"/>
      <text:p text:style-name="P4"><text:span text:style-name="T14">migration_policies</text:span><text:span text:style-name="T18"> </text:span><text:span text:style-name="T14">{</text:span></text:p>
      <text:p text:style-name="P4"><text:span text:style-name="T26"><text:tab/>#</text:span><text:span text:style-name="T29"> </text:span><text:span text:style-name="T26">don</text:span><text:span text:style-name="T29">’</text:span><text:span text:style-name="T26">t</text:span><text:span text:style-name="T29"> </text:span><text:span text:style-name="T26">archive</text:span><text:span text:style-name="T29"> </text:span><text:span text:style-name="T26">log</text:span><text:span text:style-name="T29"> </text:span><text:span text:style-name="T26">files</text:span><text:span text:style-name="T29"> </text:span><text:span text:style-name="T26">of</text:span><text:span text:style-name="T29"> ‘</text:span><text:span text:style-name="T26">root</text:span><text:span text:style-name="T29">’</text:span></text:p>
      <text:p text:style-name="P4"><text:span text:style-name="T14"><text:tab/>ignore_fileclass</text:span><text:span text:style-name="T18"> </text:span><text:span text:style-name="T14">=</text:span><text:span text:style-name="T18"> </text:span><text:span text:style-name="T31">root_log_file</text:span><text:span text:style-name="T14">;</text:span></text:p>
      <text:p text:style-name="P15"/>
      <text:p text:style-name="P4"><text:span text:style-name="T26"><text:tab/>#</text:span><text:span text:style-name="T29"> </text:span><text:span text:style-name="T26">quickly</text:span><text:span text:style-name="T29"> </text:span><text:span text:style-name="T26">archive</text:span><text:span text:style-name="T29"> </text:span><text:span text:style-name="T26">files</text:span><text:span text:style-name="T29"> </text:span><text:span text:style-name="T26">in</text:span><text:span text:style-name="T29"> </text:span><text:span text:style-name="T26">saveme</text:span></text:p>
      <text:p text:style-name="P49"><text:span text:style-name="T14">policy</text:span><text:span text:style-name="T18"> </text:span><text:span text:style-name="T14">copy_saveme</text:span></text:p>
      <text:p text:style-name="P15"><text:tab/>{</text:p>
      <text:p text:style-name="P4"><text:soft-page-break/><text:span text:style-name="T14"><text:tab/><text:tab/>target_fileclass</text:span><text:span text:style-name="T18"> </text:span><text:span text:style-name="T14">=</text:span><text:span text:style-name="T18"> </text:span><text:span text:style-name="T31">saveme</text:span><text:span text:style-name="T14">;</text:span></text:p>
      <text:p text:style-name="P19"><text:tab/><text:tab/>#<text:span text:style-name="T49"> </text:span>last_archive<text:span text:style-name="T49"> </text:span>==<text:span text:style-name="T49"> </text:span>0<text:span text:style-name="T49"> </text:span>means<text:span text:style-name="T49"> “</text:span>never<text:span text:style-name="T49"> </text:span>archived<text:span text:style-name="T49">”</text:span></text:p>
      <text:p text:style-name="P4"><text:span text:style-name="T14"><text:tab/><text:tab/>condition</text:span><text:span text:style-name="T18"> </text:span><text:span text:style-name="T14">{<text:tab/>(last_archive</text:span><text:span text:style-name="T18"> </text:span><text:span text:style-name="T14">==</text:span><text:span text:style-name="T18"> </text:span><text:span text:style-name="T14">0</text:span><text:span text:style-name="T18"> </text:span><text:span text:style-name="T14">and</text:span><text:span text:style-name="T18"> </text:span><text:span text:style-name="T14">creation</text:span><text:span text:style-name="T18"> </text:span><text:span text:style-name="T14">&gt;</text:span><text:span text:style-name="T18"> </text:span><text:span text:style-name="T14">1h)</text:span></text:p>
      <text:p text:style-name="P69"><text:span text:style-name="T18"><text:s/></text:span><text:span text:style-name="T14">or</text:span><text:span text:style-name="T18"> </text:span><text:span text:style-name="T14">last_archive</text:span><text:span text:style-name="T18"> </text:span><text:span text:style-name="T14">&gt;</text:span><text:span text:style-name="T18"> </text:span><text:span text:style-name="T14">1h</text:span><text:span text:style-name="T18"> </text:span><text:span text:style-name="T14">}</text:span></text:p>
      <text:p text:style-name="P15"><text:tab/>}</text:p>
      <text:p text:style-name="P15"/>
      <text:p text:style-name="P4"><text:span text:style-name="T26"><text:tab/>#</text:span><text:span text:style-name="T29"> </text:span><text:span text:style-name="T26">The</text:span><text:span text:style-name="T29"> </text:span><text:span text:style-name="T26">default</text:span><text:span text:style-name="T29"> </text:span><text:span text:style-name="T26">policy</text:span><text:span text:style-name="T29"> </text:span><text:span text:style-name="T26">applies</text:span><text:span text:style-name="T29"> </text:span><text:span text:style-name="T26">to</text:span><text:span text:style-name="T29"> </text:span><text:span text:style-name="T26">all</text:span><text:span text:style-name="T29"> </text:span><text:span text:style-name="T26">other</text:span><text:span text:style-name="T29"> </text:span><text:span text:style-name="T26">files</text:span></text:p>
      <text:p text:style-name="P4"><text:span text:style-name="T14"><text:tab/>policy</text:span><text:span text:style-name="T18"> </text:span><text:span text:style-name="T31">default</text:span><text:span text:style-name="T34"> </text:span><text:span text:style-name="T14">{</text:span></text:p>
      <text:p text:style-name="P4"><text:span text:style-name="T14"><text:tab/><text:tab/>condition</text:span><text:span text:style-name="T18"> </text:span><text:span text:style-name="T14">{<text:tab/>last_mod</text:span><text:span text:style-name="T18"> </text:span><text:span text:style-name="T14">&gt;</text:span><text:span text:style-name="T18"> </text:span><text:span text:style-name="T14">6h</text:span><text:span text:style-name="T18"> </text:span><text:span text:style-name="T14">}</text:span></text:p>
      <text:p text:style-name="P15"><text:tab/>}</text:p>
      <text:p text:style-name="P15">}</text:p>
      <text:p text:style-name="P4"/>
      <text:p text:style-name="Standard">Notes:</text:p>
      <text:list xml:id="list1195103351" text:continue-numbering="true" text:style-name="WW8Num8">
        <text:list-item>
          <text:p text:style-name="P89">A given FileClass cannot be targeted simultaneously in several migration policies;</text:p>
        </text:list-item>
        <text:list-item>
          <text:p text:style-name="P84">policies are matched in the order they appear in the configuration file. In particular, if 2 policy targets overlap, the first matching policy will be used;</text:p>
        </text:list-item>
        <text:list-item>
          <text:p text:style-name="P84">You can directly ignore entries by specifying a condition in the ‘migration_policies’ section (without fileclass definition), using a ‘ignore’ block:</text:p>
        </text:list-item>
      </text:list>
      <text:p text:style-name="P57"/>
      <text:p text:style-name="P46"><text:span text:style-name="T14">migration_policies</text:span><text:span text:style-name="T18"> </text:span><text:span text:style-name="T14">{</text:span></text:p>
      <text:p text:style-name="P70"><text:span text:style-name="T14">ignore</text:span><text:span text:style-name="T18"> </text:span><text:span text:style-name="T14">{</text:span><text:span text:style-name="T18"> </text:span><text:span text:style-name="T14">owner</text:span><text:span text:style-name="T18"> </text:span><text:span text:style-name="T14">==</text:span><text:span text:style-name="T18"> </text:span><text:span text:style-name="T14">root</text:span><text:span text:style-name="T18"> </text:span><text:span text:style-name="T14">and</text:span><text:span text:style-name="T18"> </text:span><text:span text:style-name="T14">name</text:span><text:span text:style-name="T18"> </text:span><text:span text:style-name="T14">==</text:span><text:span text:style-name="T18"> “</text:span><text:span text:style-name="T14">*.log</text:span><text:span text:style-name="T18">” </text:span><text:span text:style-name="T14">}</text:span></text:p>
      <text:p text:style-name="P71">…</text:p>
      <text:p text:style-name="P12"/>
      <text:p text:style-name="Standard">A FileClass can be defined as the union or the intersection of other FileClasses. To do so, use the special keywords “union”, “inter” and “not” in the fileclass definition:</text:p>
      <text:p text:style-name="P15"/>
      <text:p text:style-name="P49"><text:span text:style-name="T14">FileClass</text:span><text:span text:style-name="T18"> </text:span><text:span text:style-name="T14">root_log_A</text:span><text:span text:style-name="T18"> </text:span><text:span text:style-name="T14">{</text:span></text:p>
      <text:p text:style-name="P50"><text:tab/>Definition<text:span text:style-name="T49"> </text:span>{</text:p>
      <text:p text:style-name="P65"><text:span text:style-name="T14">(root_log_files</text:span><text:span text:style-name="T18"> </text:span><text:span text:style-name="T33">inter</text:span><text:span text:style-name="T18"> </text:span><text:span text:style-name="T14">A_files)</text:span></text:p>
      <text:p text:style-name="P65"><text:span text:style-name="T33">union</text:span><text:span text:style-name="T36"> </text:span><text:span text:style-name="T14">(</text:span><text:span text:style-name="T33">not</text:span><text:span text:style-name="T18"> </text:span><text:span text:style-name="T14">B_files)</text:span></text:p>
      <text:p text:style-name="P68">}</text:p>
      <text:p text:style-name="P50">}</text:p>
      <text:p text:style-name="P49"/>
      <text:list xml:id="list836802303" text:continue-list="list1346824167" text:style-name="WW8Num9">
        <text:list-item>
          <text:list>
            <text:list-item>
              <text:h text:style-name="P109" text:outline-level="2">Migration<text:span text:style-name="T4"> </text:span>parameters</text:h>
            </text:list-item>
          </text:list>
        </text:list-item>
      </text:list>
      <text:p text:style-name="Standard"/>
      <text:p text:style-name="Standard">Robinhood provides a fine control of migration streams: number of simultaneous copies, runtime interval, max volume or file count to be copied per run, priority criteria…</text:p>
      <text:p text:style-name="Standard">Those parameters are set in the ‘migration_parameters’ section. See the main parameters below:</text:p>
      <text:p text:style-name="Standard"/>
      <text:p text:style-name="P13">Migration_Parameters<text:span text:style-name="T49"> </text:span>{</text:p>
      <text:p text:style-name="Standard"><text:span text:style-name="T19"><text:s/></text:span><text:span text:style-name="T30"><text:s text:c="3"/></text:span><text:span text:style-name="T27">#</text:span><text:span text:style-name="T30"> </text:span><text:span text:style-name="T27">simultaneous</text:span><text:span text:style-name="T30"> </text:span><text:span text:style-name="T27">copies</text:span></text:p>
      <text:p text:style-name="Standard"><text:span text:style-name="T30"><text:s/></text:span><text:span text:style-name="T19"><text:s text:c="3"/></text:span><text:span text:style-name="T15">nb_threads_migration</text:span><text:span text:style-name="T19"> <text:s text:c="2"/></text:span><text:span text:style-name="T15">=</text:span><text:span text:style-name="T19"> </text:span><text:span text:style-name="T15">4</text:span><text:span text:style-name="T19"> </text:span><text:span text:style-name="T15">;</text:span></text:p>
      <text:p text:style-name="P13"/>
      <text:p text:style-name="Standard"><text:span text:style-name="T19"><text:s/></text:span><text:span text:style-name="T30"><text:s text:c="3"/></text:span><text:span text:style-name="T27">#</text:span><text:span text:style-name="T30"> </text:span><text:span text:style-name="T27">sort</text:span><text:span text:style-name="T30"> </text:span><text:span text:style-name="T27">order</text:span><text:span text:style-name="T30"> </text:span><text:span text:style-name="T27">for</text:span><text:span text:style-name="T30"> </text:span><text:span text:style-name="T27">applying</text:span><text:span text:style-name="T30"> </text:span><text:span text:style-name="T27">migration</text:span><text:span text:style-name="T30"> </text:span><text:span text:style-name="T27">policy</text:span></text:p>
      <text:p text:style-name="Standard"><text:span text:style-name="T30"><text:s text:c="4"/></text:span><text:span text:style-name="T27">#</text:span><text:span text:style-name="T30"> </text:span><text:span text:style-name="T27">can</text:span><text:span text:style-name="T30"> </text:span><text:span text:style-name="T27">be</text:span><text:span text:style-name="T30"> </text:span><text:span text:style-name="T27">one</text:span><text:span text:style-name="T30"> </text:span><text:span text:style-name="T27">of:</text:span><text:span text:style-name="T30"> </text:span><text:span text:style-name="T27">last_mod,</text:span><text:span text:style-name="T30"> </text:span><text:span text:style-name="T27">last_access,</text:span><text:span text:style-name="T30"> </text:span><text:span text:style-name="T27">creation,</text:span><text:span text:style-name="T30"> </text:span><text:span text:style-name="T27">last_archive</text:span></text:p>
      <text:p text:style-name="Standard"><text:span text:style-name="T30"><text:s/></text:span><text:span text:style-name="T19"><text:s text:c="3"/></text:span><text:span text:style-name="T15">lru_sort_attr</text:span><text:span text:style-name="T19"> <text:s text:c="8"/></text:span><text:span text:style-name="T15">=</text:span><text:span text:style-name="T19"> </text:span><text:span text:style-name="T15">last_mod</text:span><text:span text:style-name="T19"> </text:span><text:span text:style-name="T15">;</text:span></text:p>
      <text:p text:style-name="P13"/>
      <text:p text:style-name="Standard"><text:span text:style-name="T19"><text:s/></text:span><text:span text:style-name="T30"><text:s text:c="3"/></text:span><text:span text:style-name="T27">#</text:span><text:span text:style-name="T30"> </text:span><text:span text:style-name="T27">interval</text:span><text:span text:style-name="T30"> </text:span><text:span text:style-name="T27">for</text:span><text:span text:style-name="T30"> </text:span><text:span text:style-name="T27">running</text:span><text:span text:style-name="T30"> </text:span><text:span text:style-name="T27">migrations</text:span></text:p>
      <text:p text:style-name="Standard"><text:span text:style-name="T30"><text:s/></text:span><text:span text:style-name="T19"><text:s text:c="3"/></text:span><text:span text:style-name="T15">runtime_interval</text:span><text:span text:style-name="T19"> <text:s text:c="5"/></text:span><text:span text:style-name="T15">=</text:span><text:span text:style-name="T19"> </text:span><text:span text:style-name="T15">15min</text:span><text:span text:style-name="T19"> </text:span><text:span text:style-name="T15">;</text:span></text:p>
      <text:p text:style-name="Standard"><text:span text:style-name="T19"><text:s/></text:span><text:span text:style-name="T30"><text:s text:c="3"/></text:span><text:span text:style-name="T27">#</text:span><text:span text:style-name="T30"> </text:span><text:span text:style-name="T27">maximum</text:span><text:span text:style-name="T30"> </text:span><text:span text:style-name="T27">number</text:span><text:span text:style-name="T30"> </text:span><text:span text:style-name="T27">of</text:span><text:span text:style-name="T30"> </text:span><text:span text:style-name="T27">migration</text:span><text:span text:style-name="T30"> </text:span><text:span text:style-name="T27">requests</text:span><text:span text:style-name="T30"> </text:span><text:span text:style-name="T27">per</text:span><text:span text:style-name="T30"> </text:span><text:span text:style-name="T27">pass</text:span><text:span text:style-name="T30"> </text:span><text:span text:style-name="T27">(0:</text:span><text:span text:style-name="T30"> </text:span><text:span text:style-name="T27">unlimited)</text:span></text:p>
      <text:p text:style-name="Standard"><text:span text:style-name="T30"><text:s/></text:span><text:span text:style-name="T19"><text:s text:c="3"/></text:span><text:span text:style-name="T15">max_migration_count</text:span><text:span text:style-name="T19"> <text:s text:c="2"/></text:span><text:span text:style-name="T15">=</text:span><text:span text:style-name="T19"> </text:span><text:span text:style-name="T15">50000</text:span><text:span text:style-name="T19"> </text:span><text:span text:style-name="T15">;</text:span></text:p>
      <text:p text:style-name="Standard"><text:span text:style-name="T19"><text:s/></text:span><text:span text:style-name="T30"><text:s text:c="3"/></text:span><text:span text:style-name="T27">#</text:span><text:span text:style-name="T30"> </text:span><text:span text:style-name="T27">maximum</text:span><text:span text:style-name="T30"> </text:span><text:span text:style-name="T27">volume</text:span><text:span text:style-name="T30"> </text:span><text:span text:style-name="T27">of</text:span><text:span text:style-name="T30"> </text:span><text:span text:style-name="T27">migration</text:span><text:span text:style-name="T30"> </text:span><text:span text:style-name="T27">requests</text:span><text:span text:style-name="T30"> </text:span><text:span text:style-name="T27">per</text:span><text:span text:style-name="T30"> </text:span><text:span text:style-name="T27">pass</text:span><text:span text:style-name="T30"> </text:span><text:span text:style-name="T27">(0:</text:span><text:span text:style-name="T30"> </text:span><text:span text:style-name="T27">unlimited)</text:span></text:p>
      <text:p text:style-name="Standard"><text:span text:style-name="T30"><text:s/></text:span><text:span text:style-name="T19"><text:s text:c="3"/></text:span><text:span text:style-name="T15">max_migration_volume</text:span><text:span text:style-name="T19"> <text:s/></text:span><text:span text:style-name="T15">=</text:span><text:span text:style-name="T19"> </text:span><text:span text:style-name="T15">10TB</text:span><text:span text:style-name="T19"> </text:span><text:span text:style-name="T15">;</text:span></text:p>
      <text:p text:style-name="P13"/>
      <text:p text:style-name="Standard"><text:soft-page-break/><text:span text:style-name="T19"><text:s/></text:span><text:span text:style-name="T30"><text:s text:c="3"/></text:span><text:span text:style-name="T27">#</text:span><text:span text:style-name="T30"> </text:span><text:span text:style-name="T27">stop</text:span><text:span text:style-name="T30"> </text:span><text:span text:style-name="T27">current</text:span><text:span text:style-name="T30"> </text:span><text:span text:style-name="T27">migration</text:span><text:span text:style-name="T30"> </text:span><text:span text:style-name="T27">if</text:span><text:span text:style-name="T30"> </text:span><text:span text:style-name="T27">50%</text:span><text:span text:style-name="T30"> </text:span><text:span text:style-name="T27">of</text:span><text:span text:style-name="T30"> </text:span><text:span text:style-name="T27">copies</text:span><text:span text:style-name="T30"> </text:span><text:span text:style-name="T27">fail<text:line-break/></text:span><text:span text:style-name="T30"> <text:s text:c="3"/></text:span><text:span text:style-name="T27">#(after</text:span><text:span text:style-name="T30"> </text:span><text:span text:style-name="T27">at</text:span><text:span text:style-name="T30"> </text:span><text:span text:style-name="T27">least</text:span><text:span text:style-name="T30"> </text:span><text:span text:style-name="T27">100</text:span><text:span text:style-name="T30"> </text:span><text:span text:style-name="T27">errors)</text:span></text:p>
      <text:p text:style-name="Standard"><text:span text:style-name="T30"><text:s/></text:span><text:span text:style-name="T19"><text:s text:c="3"/></text:span><text:span text:style-name="T15">suspend_error_pct</text:span><text:span text:style-name="T19"> </text:span><text:span text:style-name="T15">=</text:span><text:span text:style-name="T19"> </text:span><text:span text:style-name="T15">50%</text:span><text:span text:style-name="T19"> </text:span><text:span text:style-name="T15">;</text:span></text:p>
      <text:p text:style-name="P13"><text:span text:style-name="T49"><text:s text:c="4"/></text:span>suspend_error_min<text:span text:style-name="T49"> </text:span>=<text:span text:style-name="T49"> </text:span>100<text:span text:style-name="T49"> </text:span>;</text:p>
      <text:p text:style-name="P13">}</text:p>
      <text:p text:style-name="P15"/>
      <text:list xml:id="list361030785" text:continue-numbering="true" text:style-name="WW8Num9">
        <text:list-item>
          <text:list>
            <text:list-item>
              <text:h text:style-name="P109" text:outline-level="2">Manual<text:span text:style-name="T4"> </text:span>migration<text:span text:style-name="T4"> </text:span>actions</text:h>
            </text:list-item>
          </text:list>
        </text:list-item>
      </text:list>
      <text:p text:style-name="Standard"/>
      <text:p text:style-name="Standard">In previous migration commands we run, all files were considered.</text:p>
      <text:p text:style-name="Standard">You can apply policies only to a subset of files:</text:p>
      <text:p text:style-name="Standard"/>
      <text:list xml:id="list393039844060545386" text:style-name="WW8Num11">
        <text:list-item>
          <text:p text:style-name="P90">To apply migration policies only for files on a specific <text:span text:style-name="T52">OST</text:span>, run (one-shot command):<text:line-break/><text:span text:style-name="T15">rbh-backup</text:span><text:span text:style-name="T19"> </text:span><text:span text:style-name="T15">--migrate-ost=&lt;ost_index&gt;<text:line-break/></text:span></text:p>
        </text:list-item>
      </text:list>
      <text:p text:style-name="P54">•<text:tab/>To apply migration policies only for a given <text:span text:style-name="T52">user</text:span>, run (one-shot command):</text:p>
      <text:p text:style-name="P41"><text:span text:style-name="T15">rbh-backup</text:span><text:span text:style-name="T19"> </text:span><text:span text:style-name="T15">--migrate-user=&lt;username&gt;</text:span></text:p>
      <text:p text:style-name="Standard"/>
      <text:list xml:id="list1425089133" text:continue-list="list161482338" text:style-name="WW8Num16">
        <text:list-item>
          <text:p text:style-name="P81">To apply migration policies only for a given <text:span text:style-name="T52">group</text:span>, run (one-shot command):<text:line-break/><text:span text:style-name="T15">rbh-backup</text:span><text:span text:style-name="T19"> </text:span><text:span text:style-name="T15">--migrate-group=&lt;groupname&gt;</text:span></text:p>
        </text:list-item>
      </text:list>
      <text:p text:style-name="P62"/>
      <text:p text:style-name="P62"/>
      <text:list xml:id="list2145881895" text:continue-numbering="true" text:style-name="WW8Num16">
        <text:list-item>
          <text:p text:style-name="P81">To apply migration policies only for a given fileclass, run (one-shot command):</text:p>
        </text:list-item>
      </text:list>
      <text:p text:style-name="P63">rbh-backup<text:span text:style-name="T49"> </text:span>--migrate-class=&lt;fileclass&gt;</text:p>
      <text:p text:style-name="P62"/>
      <text:list xml:id="list1916854416" text:continue-numbering="true" text:style-name="WW8Num16">
        <text:list-item>
          <text:p text:style-name="P81">To apply migration policies to a single file, run (one-shot command):</text:p>
        </text:list-item>
      </text:list>
      <text:p text:style-name="P63">rbh-backup<text:span text:style-name="T49"> </text:span>--migrate-file=&lt;filepath&gt;</text:p>
      <text:p text:style-name="P13"/>
      <text:list xml:id="list548389937" text:continue-numbering="true" text:style-name="WW8Num16">
        <text:list-item>
          <text:p text:style-name="P81">To force archiving all files and ignore policy time conditions, run:<text:line-break/><text:span text:style-name="T15">rbh-backup</text:span><text:span text:style-name="T19"> </text:span><text:span text:style-name="T15">--sync</text:span></text:p>
        </text:list-item>
      </text:list>
      <text:p text:style-name="P15"/>
      <text:p text:style-name="P15"/>
      <text:list xml:id="list1943837386" text:continue-list="list361030785" text:style-name="WW8Num9">
        <text:list-item>
          <text:list>
            <text:list-item>
              <text:h text:style-name="P109" text:outline-level="2">Customized copy command and remote copy agents</text:h>
            </text:list-item>
          </text:list>
        </text:list-item>
      </text:list>
      <text:p text:style-name="P36"/>
      <text:p text:style-name="P34">By default, robinhood uses a built-in function to copy data from the filesystem to the backend.<text:line-break/>You may need to perform specific actions for archiving, or use your favorite copy command instead.</text:p>
      <text:p text:style-name="P34">To customize it, you can specify a copy command in the <text:span text:style-name="T51">Backend </text:span>block of the configuration file, using the 'action_cmd' parameter, e.g.:</text:p>
      <text:p text:style-name="Courrier_20_new"><text:tab/>action_cmd = /usr/local/bin/my_copy_wrapper.sh</text:p>
      <text:p text:style-name="P34"/>
      <text:p text:style-name="P34">The copy wrapper must implement the following interface:</text:p>
      <text:p text:style-name="P35"><text:tab/>cmd <text:span text:style-name="T57">ARCHIVE &lt;source_path&gt; &lt;target_path&gt;</text:span></text:p>
      <text:p text:style-name="P35"><text:tab/>cmd <text:span text:style-name="T57">RESTORE &lt;source_path&gt; &lt;target_path&gt;</text:span></text:p>
      <text:p text:style-name="P34"/>
      <text:p text:style-name="Standard">A template script is installed with robinhood-backup: <text:span text:style-name="T58">rbhext_tool</text:span>.</text:p>
      <text:p text:style-name="P34"/>
      <text:p text:style-name="P4">You can use multiple copy nodes using <text:span text:style-name="T15">rbhext_tool_clnt</text:span><text:span text:style-name="T19"> </text:span>as copy command and <text:span text:style-name="T15">rbhext_tool_svr</text:span> as xinetd server on remote copy nodes.</text:p>
      <text:p text:style-name="P4"/>
      <text:p text:style-name="P7"/>
      <text:list xml:id="list2121605571" text:continue-numbering="true" text:style-name="WW8Num9">
        <text:list-item>
          <text:h text:style-name="P102" text:outline-level="1"><text:bookmark-start text:name="__RefHeading__14_828562237"/><text:soft-page-break/>Orphan<text:span text:style-name="T4"> </text:span>cleaning<text:span text:style-name="T4"> </text:span>and<text:span text:style-name="T4"> </text:span>un-delete<text:bookmark-end text:name="__RefHeading__14_828562237"/></text:h>
          <text:list>
            <text:list-item>
              <text:h text:style-name="P109" text:outline-level="2">Orphan<text:span text:style-name="T4"> </text:span>cleaning<text:span text:style-name="T4"> </text:span>in<text:span text:style-name="T4"> </text:span>archive</text:h>
            </text:list-item>
          </text:list>
        </text:list-item>
      </text:list>
      <text:p text:style-name="Standard">Robinhood keeps track of deleted files in Lustre and clean the related entries in the archive after a certain delay (default delay is 1day).</text:p>
      <text:p text:style-name="Standard">This cleaning is done when running ‘rbh-backup --hsm-remove’ (with --once to run just one-shot).</text:p>
      <text:p text:style-name="Standard">To change the delay, or disable orphan cleaning, define a ‘hsm_remove_policy’ block in the config:</text:p>
      <text:p text:style-name="P13">hsm_remove_policy<text:span text:style-name="T49"> </text:span>{</text:p>
      <text:p text:style-name="P20"><text:span text:style-name="T49"><text:s text:c="4"/></text:span>#<text:span text:style-name="T49"> </text:span>set<text:span text:style-name="T49"> </text:span>this<text:span text:style-name="T49"> </text:span>parameter<text:span text:style-name="T49"> </text:span>to<text:span text:style-name="T49"> </text:span>'off'<text:span text:style-name="T49"> </text:span>for<text:span text:style-name="T49"> </text:span>disabling<text:span text:style-name="T49"> </text:span>removal<text:span text:style-name="T49"> </text:span>in<text:span text:style-name="T49"> </text:span>the<text:span text:style-name="T49"> </text:span>archive</text:p>
      <text:p text:style-name="P13"><text:span text:style-name="T49"><text:s text:c="4"/></text:span>hsm_remove<text:span text:style-name="T49"> </text:span>=<text:span text:style-name="T49"> </text:span>enabled;</text:p>
      <text:p text:style-name="P13"/>
      <text:p text:style-name="P20"><text:span text:style-name="T49"><text:s text:c="4"/></text:span>#<text:span text:style-name="T49"> </text:span>delay<text:span text:style-name="T49"> </text:span>before<text:span text:style-name="T49"> </text:span>cleaning<text:span text:style-name="T49"> </text:span>deleted<text:span text:style-name="T49"> </text:span>object<text:span text:style-name="T49"> </text:span>in<text:span text:style-name="T49"> </text:span>the<text:span text:style-name="T49"> </text:span>archive</text:p>
      <text:p text:style-name="P13"><text:span text:style-name="T49"><text:s text:c="4"/></text:span>deferred_remove_delay<text:span text:style-name="T49"> </text:span>=<text:span text:style-name="T49"> </text:span>30d;</text:p>
      <text:p text:style-name="P13">}</text:p>
      <text:p text:style-name="P12"/>
      <text:list xml:id="list1379865223" text:continue-numbering="true" text:style-name="WW8Num9">
        <text:list-item>
          <text:list>
            <text:list-item>
              <text:h text:style-name="P109" text:outline-level="2">Undelete</text:h>
            </text:list-item>
          </text:list>
        </text:list-item>
      </text:list>
      <text:p text:style-name="P4">If <text:span text:style-name="T50">hsm_remove</text:span> is enabled, robinhood keeps track of deleted files and their original location during the specified <text:span text:style-name="T50">deferred_remove_delay</text:span>. During this delay, you can recover a deleted file from the archive, using ‘<text:span text:style-name="T15">rbh-backup-undo-rm</text:span>’ command.</text:p>
      <text:p text:style-name="Standard">For example, you can list all removed files from a given directory:</text:p>
      <text:p text:style-name="Standard"><text:span text:style-name="T15">rbh-backup-undo-rm</text:span><text:span text:style-name="T19"> –</text:span><text:span text:style-name="T15">L</text:span><text:span text:style-name="T19"> </text:span><text:span text:style-name="T15">/mnt/lustre/my/lost/dir</text:span></text:p>
      <text:p text:style-name="Standard">and then recover its content:</text:p>
      <text:p text:style-name="P13">rbh-backup-undo-rm<text:span text:style-name="T49"> –</text:span>R<text:span text:style-name="T49"> </text:span>/mnt/lustre/my/lost/dir</text:p>
      <text:p text:style-name="P12"/>
      <text:list xml:id="list41118950" text:continue-numbering="true" text:style-name="WW8Num9">
        <text:list-item>
          <text:h text:style-name="P102" text:outline-level="1"><text:bookmark-start text:name="__RefHeading__16_828562237"/>Daemon<text:span text:style-name="T4"> </text:span>mode<text:span text:style-name="T4"> </text:span>and<text:span text:style-name="T4"> ‘</text:span>robinhood-backup<text:span text:style-name="T4">’ </text:span>service<text:bookmark-end text:name="__RefHeading__16_828562237"/></text:h>
        </text:list-item>
      </text:list>
      <text:p text:style-name="Standard"/>
      <text:p text:style-name="Standard">So far, we only started actions independently using options like ‘--readlog’, ‘--migrate’, etc.</text:p>
      <text:p text:style-name="Standard">Note that can combine actions on the command line, e.g.:</text:p>
      <text:p text:style-name="P51">rbh-backup<text:span text:style-name="T49"> </text:span>--migrate<text:span text:style-name="T49"> </text:span>--hsm-remove.</text:p>
      <text:p text:style-name="Standard">You can also run all actions in a single instance of robinhood running as a daemon, just by executing ‘<text:span text:style-name="T15">rbh-backup</text:span>’ with no argument. </text:p>
      <text:p text:style-name="Standard">This is also done by default when starting the ‘robinhood-backup’ service:</text:p>
      <text:p text:style-name="P13">service<text:span text:style-name="T49"> </text:span>robinhood-backup<text:span text:style-name="T49"> </text:span>start</text:p>
      <text:p text:style-name="Standard"/>
      <text:p text:style-name="Standard">You can possibly change the behavior of service robinhood-backup, by editing <text:span text:style-name="T15">/etc/sysconfig/robinhood-backup</text:span></text:p>
      <text:p text:style-name="Standard">For example:</text:p>
      <text:p text:style-name="Standard"><text:span text:style-name="T15">RBH_OPT=</text:span><text:span text:style-name="T19">”</text:span><text:span text:style-name="T15">--readlog</text:span><text:span text:style-name="T19"> </text:span><text:span text:style-name="T15">-</text:span><text:span text:style-name="T19">–</text:span><text:span text:style-name="T15">migrate</text:span><text:span text:style-name="T19">”</text:span></text:p>
      <text:p text:style-name="P12"/>
      <text:list xml:id="list1608958681" text:continue-numbering="true" text:style-name="WW8Num9">
        <text:list-item>
          <text:h text:style-name="P102" text:outline-level="1"><text:bookmark-start text:name="__RefHeading__18_828562237"/><text:bookmark-start text:name="_Ref301863147"/>Setting<text:span text:style-name="T4"> </text:span>up<text:span text:style-name="T4"> </text:span>web<text:span text:style-name="T4"> </text:span>interface<text:bookmark-end text:name="__RefHeading__18_828562237"/><text:bookmark-end text:name="_Ref301863147"/></text:h>
        </text:list-item>
      </text:list>
      <text:p text:style-name="Standard"><text:line-break/>Web interface makes it possible for an administrator to visualize top disk space consumers (per user or per group), top inode consumers with fancy charts, details for each user. It also makes it possible to search for specific entries in the filesystem.</text:p>
      <text:p text:style-name="Standard"/>
      <table:table table:name="Tableau1" table:style-name="Tableau1">
        <table:table-column table:style-name="Tableau1.A" table:number-columns-repeated="2"/>
        <text:soft-page-break/>
        <table:table-row table:style-name="Tableau1.1">
          <table:table-cell table:style-name="Tableau1.A1" office:value-type="string">
            <text:p text:style-name="P32"><draw:frame draw:style-name="fr1" draw:name="images1" text:anchor-type="char" svg:x="0.018cm" svg:y="0.263cm" svg:width="6.648cm" svg:height="4.284cm" draw:z-index="2"><draw:image xlink:href="Pictures/2000000900005F6700003D76D20D960B.wmf" xlink:type="simple" xlink:show="embed" xlink:actuate="onLoad"/></draw:frame></text:p>
          </table:table-cell>
          <table:table-cell table:style-name="Tableau1.A1" office:value-type="string">
            <text:p text:style-name="P31"><draw:frame draw:style-name="fr2" draw:name="images2" text:anchor-type="as-char" svg:width="7.445cm" svg:height="4.729cm" draw:z-index="0"><draw:image xlink:href="Pictures/2000000900005F0E00003C29DE0DB010.wmf" xlink:type="simple" xlink:show="embed" xlink:actuate="onLoad"/></draw:frame></text:p>
          </table:table-cell>
        </table:table-row>
      </table:table>
      <text:p text:style-name="Standard"/>
      <text:p text:style-name="Standard">You can install it on any machine with a web server (not necessarily the robinhood or the database node). Of course, the web server must be able to contact the Robinhood database.</text:p>
      <text:p text:style-name="Standard"/>
      <text:p text:style-name="Standard">Requirements: php/mysql support must be enabled in the web server configuration.<text:line-break/>The following packages must be installed on the web server: <text:span text:style-name="T15">php,</text:span><text:span text:style-name="T19"> </text:span><text:span text:style-name="T15">php-mysql,</text:span><text:span text:style-name="T19"> </text:span><text:span text:style-name="T15">php-xml,</text:span><text:span text:style-name="T19"> <text:s/></text:span><text:span text:style-name="T15">php-pdo,</text:span><text:span text:style-name="T19"> </text:span><text:span text:style-name="T15">php-gd</text:span></text:p>
      <text:p text:style-name="Standard"/>
      <text:p text:style-name="Standard">The following parameter must be set in httpd.conf:</text:p>
      <text:p text:style-name="P13"><text:span text:style-name="T49"><text:s text:c="3"/></text:span>AllowOverride<text:span text:style-name="T49"> </text:span>All</text:p>
      <text:p text:style-name="Standard"/>
      <text:p text:style-name="Standard">Install robinhood interface:</text:p>
      <text:list xml:id="list85556951073320664" text:style-name="WW8Num21">
        <text:list-item>
          <text:p text:style-name="P91">install robinhood-webgui RPM on the web server (it will install php files into /var/www/html/robinhood)</text:p>
        </text:list-item>
      </text:list>
      <text:p text:style-name="P54">or</text:p>
      <text:list xml:id="list1485414095" text:continue-numbering="true" text:style-name="WW8Num21">
        <text:list-item>
          <text:p text:style-name="P91">untar the robinhood-webgui tarball in your web server root directory<text:line-break/>(e.g. /var/www/http)</text:p>
        </text:list-item>
      </text:list>
      <text:p text:style-name="Standard"/>
      <text:p text:style-name="Standard"><draw:frame draw:style-name="fr1" draw:name="images3" text:anchor-type="char" svg:x="12.065cm" svg:y="0.296cm" svg:width="3.424cm" svg:height="3.644cm" draw:z-index="1"><draw:image xlink:href="Pictures/2000000900002780000029EE795AD915.wmf" xlink:type="simple" xlink:show="embed" xlink:actuate="onLoad"/></draw:frame>Configuration:</text:p>
      <text:p text:style-name="Standard">In a web browser, enter the robinhood URL: <text:a xlink:type="simple" xlink:href="http://yourserver/robinhood"><text:span text:style-name="Internet_20_link">http://</text:span></text:a><text:a xlink:type="simple" xlink:href="http://yourserver/robinhood"><text:span text:style-name="Internet_20_link"><text:span text:style-name="T51">yourserver</text:span></text:span></text:a><text:a xlink:type="simple" xlink:href="http://yourserver/robinhood"><text:span text:style-name="Internet_20_link">/robinhood</text:span></text:a><text:line-break/>The first time you connect to this address, fill-in database parameters (host, login, password, …):</text:p>
      <text:p text:style-name="Standard"/>
      <text:p text:style-name="Standard">Those parameters are saved in: <text:span text:style-name="T15">/var/www/http/robinhood/app/config/database.xml</text:span></text:p>
      <text:p text:style-name="Standard"><text:line-break/>That’s done. You can enjoy statistics charts.</text:p>
      <text:p text:style-name="Standard"/>
      <text:list xml:id="list1086946967" text:continue-list="list1608958681" text:style-name="WW8Num9">
        <text:list-item>
          <text:h text:style-name="P102" text:outline-level="1"><text:bookmark-start text:name="__RefHeading__20_828562237"/>Optimizations<text:span text:style-name="T4"> </text:span>and<text:span text:style-name="T4"> </text:span>compatibility<text:bookmark-end text:name="__RefHeading__20_828562237"/></text:h>
          <text:list>
            <text:list-item>
              <text:h text:style-name="P110" text:outline-level="2">[new 2.5] Performance strategy for DB operations</text:h>
            </text:list-item>
          </text:list>
          <text:p text:style-name="P78"/>
        </text:list-item>
      </text:list>
      <text:p text:style-name="P28">You have the choice between 2 strategies to maximize robinhood processing speed:</text:p>
      <text:p text:style-name="P37"><text:span text:style-name="T5">- </text:span><text:span text:style-name="T8">multi-threading</text:span><text:span text:style-name="T5">: perform multiple DB operations in parallel as independent transactions.</text:span></text:p>
      <text:p text:style-name="P37"><text:span text:style-name="T5">- </text:span><text:span text:style-name="T9">batching</text:span><text:span text:style-name="T5">: batch database operations (insert, update...) into a single transaction, which minimize the need for IOPS on the database backend. Batches are not executed in parallel as they may results in DB deadlocks.</text:span></text:p>
      <text:p text:style-name="P28"/>
      <text:p text:style-name="P28"><text:soft-page-break/>The following benchmark evaluates the DB performance for each strategy. This benchmark ran on a simple test-bed using basic SATA disk as DB storage for innodb.</text:p>
      <text:p text:style-name="P28"><draw:g text:anchor-type="paragraph" draw:z-index="3" draw:style-name="gr1"><draw:frame draw:style-name="gr2" draw:text-style-name="P112" svg:width="11.993cm" svg:height="6.748cm" svg:x="-2.499cm" svg:y="0.208cm"><draw:image xlink:href="Pictures/200002CA00003E800000232A20F0EBEC.svm" xlink:type="simple" xlink:show="embed" xlink:actuate="onLoad"><text:p/></draw:image></draw:frame><draw:frame draw:style-name="gr2" draw:text-style-name="P112" svg:width="11.995cm" svg:height="6.748cm" svg:x="6.506cm" svg:y="0.231cm"><draw:image xlink:href="Pictures/2000028800003E810000232A935A0EC5.svm" xlink:type="simple" xlink:show="embed" xlink:actuate="onLoad"><text:p/></draw:image></draw:frame></draw:g>The results show that batching is more efficient than multi-threading whatever the thread count, so it has been made the default behavior for robinhood 2.5.</text:p>
      <text:p text:style-name="P28"/>
      <text:p text:style-name="P28">You can control batches size defining this parameter in <text:span text:style-name="T51">EntryProcessor</text:span> configuration block (refer to the <text:span text:style-name="T51">admin guide </text:span><text:span text:style-name="T57">for more details about this block</text:span>):</text:p>
      <text:p text:style-name="P28"/>
      <text:list xml:id="list7394294446334542099" text:style-name="L1">
        <text:list-item>
          <text:p text:style-name="P85"><text:span text:style-name="T10">[new 2.5] max_batch_size </text:span><text:span text:style-name="T5">(positive integer): by default,</text:span><text:span text:style-name="T10"> </text:span><text:span text:style-name="T5">the</text:span><text:span text:style-name="T10"> </text:span><text:span text:style-name="T5">entry processor tries to batch similar database operations to speed them. This can be controlled by the max_batch_size parameter. The default max batch size is 1000.</text:span></text:p>
        </text:list-item>
      </text:list>
      <text:p text:style-name="P27"/>
      <text:p text:style-name="P5"><text:span text:style-name="T5">If your DB storage backend is efficient enough (high IOPS) you may want to give a try to </text:span><text:span text:style-name="T11">the other </text:span><text:span text:style-name="T5">strategy. To switch from </text:span><text:span text:style-name="T8">batching </text:span><text:span text:style-name="T11">strategy to </text:span><text:span text:style-name="T8">multi-threading, </text:span><text:span text:style-name="T11">set </text:span><text:span text:style-name="T12">max_batch_size = 1</text:span><text:span text:style-name="T13">.<text:line-break/>This will automatically disable batching and enables multi-threading for DB operations. Consider increasing </text:span><text:span text:style-name="T12">nb_threads</text:span><text:span text:style-name="T13"> parameter in this case (</text:span><text:span text:style-name="T9">EntryProcessor</text:span><text:span text:style-name="T13"> configuration block):</text:span></text:p>
      <text:p text:style-name="P5"/>
      <text:list xml:id="list1898577131924654393" text:style-name="L2">
        <text:list-item>
          <text:p text:style-name="P93"><text:span text:style-name="T10">nb_threads</text:span><text:span text:style-name="T5"> (integer): total number of threads for performing pipeline tasks.<text:line-break/>Default is 4. Consider increasing it if you disable </text:span><text:span text:style-name="T8">batching</text:span><text:span text:style-name="T5">.</text:span></text:p>
        </text:list-item>
      </text:list>
      <text:list xml:id="list1871593101" text:continue-list="list1086946967" text:style-name="WW8Num9">
        <text:list-item>
          <text:list>
            <text:list-item>
              <text:h text:style-name="P109" text:outline-level="2">Database<text:span text:style-name="T4"> </text:span>tunings</text:h>
            </text:list-item>
          </text:list>
        </text:list-item>
      </text:list>
      <text:p text:style-name="Standard"/>
      <text:p text:style-name="Standard">You can modify those parameters in <text:span text:style-name="T15">/etc/my.cnf</text:span> to speed-up database requests:<text:line-break/>(tuning <text:span text:style-name="T14">innodb_buffer_pool_size</text:span> is strongly recommended)</text:p>
      <text:p text:style-name="P39"><text:line-break/><text:span text:style-name="T23">innodb_file_per_table</text:span></text:p>
      <text:p text:style-name="P18"/>
      <text:p text:style-name="P18">#<text:span text:style-name="T49"> 50% to 90% of the physical memory</text:span></text:p>
      <text:p text:style-name="P18">innodb_buffer_pool_size=16G</text:p>
      <text:p text:style-name="P18"/>
      <text:p text:style-name="P6"><text:span text:style-name="T23">#</text:span><text:span text:style-name="T25"> </text:span><text:span text:style-name="T23">2*nbr_cpu_cores</text:span></text:p>
      <text:p text:style-name="P18">innodb_thread_concurrency=32</text:p>
      <text:p text:style-name="P18"/>
      <text:p text:style-name="P18">#<text:span text:style-name="T49"> </text:span>memory<text:span text:style-name="T49"> </text:span>cache<text:span text:style-name="T49"> </text:span>tuning</text:p>
      <text:p text:style-name="P18">innodb_max_dirty_pages_pct=15</text:p>
      <text:p text:style-name="P18"/>
      <text:p text:style-name="P6"><text:span text:style-name="T22">#</text:span><text:span text:style-name="T24"> </text:span><text:span text:style-name="T22">robinhood</text:span><text:span text:style-name="T24"> </text:span><text:span text:style-name="T22">is</text:span><text:span text:style-name="T24"> </text:span><text:span text:style-name="T22">massively</text:span><text:span text:style-name="T24"> </text:span><text:span text:style-name="T22">multithreaded:</text:span><text:span text:style-name="T24"> </text:span><text:span text:style-name="T22">set</text:span><text:span text:style-name="T24"> </text:span><text:span text:style-name="T22">enough</text:span><text:span text:style-name="T24"> </text:span><text:span text:style-name="T22">connections</text:span></text:p>
      <text:p text:style-name="P6"><text:span text:style-name="T22">#</text:span><text:span text:style-name="T24"> </text:span><text:span text:style-name="T22">for</text:span><text:span text:style-name="T24"> </text:span><text:span text:style-name="T22">its</text:span><text:span text:style-name="T24"> </text:span><text:span text:style-name="T22">threads,</text:span><text:span text:style-name="T24"> </text:span><text:span text:style-name="T22">and</text:span><text:span text:style-name="T24"> </text:span><text:span text:style-name="T22">its</text:span><text:span text:style-name="T24"> </text:span><text:span text:style-name="T22">multiple</text:span><text:span text:style-name="T24"> </text:span><text:span text:style-name="T22">instances</text:span></text:p>
      <text:p text:style-name="P21"><text:soft-page-break/>max_connections=256</text:p>
      <text:p text:style-name="P21"/>
      <text:p text:style-name="P39"><text:span text:style-name="T61"># If you get DB connection failures, increase this parameter:</text:span><text:span text:style-name="T39"><text:line-break/>connect_timeout=60</text:span></text:p>
      <text:p text:style-name="P21"/>
      <text:p text:style-name="P21"># This parameter appears to have a significant impact on performances:</text:p>
      <text:p text:style-name="P21"># see this article to tune it appropriately:<text:line-break/>#<text:a xlink:type="simple" xlink:href="http://www.mysqlperformanceblog.com/">http://www.mysqlperformanceblog.com/</text:a><text:a xlink:type="simple" xlink:href="http://www.mysqlperformanceblog.com/2008/11/21/how-to-calculate-a-good-innodb-log-file-size">2008/11/21/how-to-calculate-a-good-innodb-log-file-size</text:a> </text:p>
      <text:p text:style-name="P21">innodb_log_file_size=500M</text:p>
      <text:p text:style-name="P21"/>
      <text:p text:style-name="Standard">To manage transactions efficiently, innodb needs a storage backend with high IOPS performances. You can monitor you disk stress by running “<text:span text:style-name="T47">sar</text:span><text:span text:style-name="T48"> –</text:span><text:span text:style-name="T47">d</text:span>” on your DB storage device: if ‘%util’ field is close to 100%, your database rate is limited by disk IOPS.<text:line-break/>In this case you have the choice between these 2 solutions, depending on how critical is your robinhood DB content:</text:p>
      <text:list xml:id="list1390294259" text:continue-list="list1485414095" text:style-name="WW8Num21">
        <text:list-item>
          <text:p text:style-name="P91">Safe (needs specific hardware): put your DB on a SSD device, or use a write-back capable storage that is protected against power-failures. In this case, no DB operation can be lost.</text:p>
        </text:list-item>
        <text:list-item>
          <text:p text:style-name="P91">Cheap (and unsafe): add this tuning to <text:span text:style-name="T47">/etc/my.cnf</text:span>:<text:line-break/><text:span text:style-name="T15">innodb_flush_log_at_trx_commit=2</text:span></text:p>
        </text:list-item>
      </text:list>
      <text:p text:style-name="P64">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scan). If you read Lustre changelogs, then you will need to scan your filesystem after a DB server failure.</text:p>
      <text:p text:style-name="P72"/>
      <text:p text:style-name="P38">This little script is also very convenient to analyze your database performance and it often suggests relevant tunings:</text:p>
      <text:p text:style-name="P6"><text:span text:style-name="T60"><text:tab/></text:span><text:a xlink:type="simple" xlink:href="http://mysqltuner.pl/"><text:span text:style-name="T60">http://mysqltuner.pl</text:span></text:a></text:p>
      <text:p text:style-name="P64"/>
      <text:list xml:id="list1335438470" text:continue-list="list1871593101" text:style-name="WW8Num9">
        <text:list-item>
          <text:list>
            <text:list-item>
              <text:h text:style-name="P109" text:outline-level="2">Optimize<text:span text:style-name="T4"> </text:span>scanning<text:span text:style-name="T4"> </text:span>vs<text:span text:style-name="T4"> </text:span>reporting<text:span text:style-name="T4"> </text:span>speed</text:h>
            </text:list-item>
          </text:list>
        </text:list-item>
      </text:list>
      <text:p text:style-name="Standard"/>
      <text:p text:style-name="P4">By default, robinhood is optimized for speeding up common accounting reports (by user, by</text:p>
      <text:p text:style-name="P4">group, …), but this can slow database operations during filesystem scans. If you only need</text:p>
      <text:p text:style-name="P4">specific reports, you can disable some parameters to make scan faster.</text:p>
      <text:p text:style-name="P4">For instance, if you only need usage reports by user, you had better disable <text:span text:style-name="T51">group_acct</text:span></text:p>
      <text:p text:style-name="P4">parameter; this will improve scan performance. In this case, reports on groups will still be</text:p>
      <text:p text:style-name="P4">available, but their generation will be slower: if you request a <text:span text:style-name="T51">group-info</text:span> report and if</text:p>
      <text:p text:style-name="P4"><text:span text:style-name="T51">group_acct</text:span> is <text:span text:style-name="T51">off</text:span>, the program will iterate through all the entries (complexity: O(n) with</text:p>
      <text:p text:style-name="P4">n=number of entries). If <text:span text:style-name="T51">group_acct</text:span> is <text:span text:style-name="T51">on</text:span>, robinhood will directly access the data in its</text:p>
      <text:p text:style-name="P4">accounting table, which is quite instantaneous (complexity: O(1)).</text:p>
      <text:p text:style-name="P4">Performance example: with <text:span text:style-name="T51">group_acct</text:span> parameter activated, <text:span text:style-name="T51">group-info</text:span> report is generated in 0.01sec for 1M entries. If <text:span text:style-name="T51">group_acct</text:span> is disabled, the same report takes about 10sec.</text:p>
      <text:p text:style-name="P4"/>
      <text:list xml:id="list1800697200" text:continue-numbering="true" text:style-name="WW8Num9">
        <text:list-item>
          <text:list>
            <text:list-item>
              <text:h text:style-name="P109" text:outline-level="2">SLES<text:span text:style-name="T4"> </text:span>init<text:span text:style-name="T4"> </text:span>depedencies</text:h>
            </text:list-item>
          </text:list>
        </text:list-item>
      </text:list>
      <text:p text:style-name="Standard"/>
      <text:p text:style-name="Standard">On SLES systems, the default dependency for boot scheduling is on "mysql" service. However, in many cases, it should be too early for starting robinhood daemon, especially if <text:soft-page-break/>the filesystem it manages is not yet mounted. In such case, you have to modify the following lines in <text:span text:style-name="T15">scripts/robinhood.init.sles.in</text:span> before you run <text:span text:style-name="T15">./configure</text:span>:<text:line-break/></text:p>
      <text:p text:style-name="Standard"><text:span text:style-name="T15">#</text:span><text:span text:style-name="T19"> </text:span><text:span text:style-name="T15">Required-Start:</text:span><text:span text:style-name="T19"> <text:s text:c="3"/></text:span><text:span text:style-name="T15">&lt;required</text:span><text:span text:style-name="T19"> </text:span><text:span text:style-name="T15">service&gt;</text:span></text:p>
      <text:p text:style-name="Standard"/>
      <text:list xml:id="list1489721005" text:continue-numbering="true" text:style-name="WW8Num9">
        <text:list-item>
          <text:list>
            <text:list-item>
              <text:h text:style-name="P109" text:outline-level="2">Lustre<text:span text:style-name="T4"> </text:span>troubles</text:h>
            </text:list-item>
          </text:list>
        </text:list-item>
      </text:list>
      <text:p text:style-name="Standard"/>
      <text:list xml:id="list1310582554" text:continue-list="list548389937" text:style-name="WW8Num16">
        <text:list-item>
          <text:p text:style-name="P81">So far, it was recommended to disable Lustre <text:span text:style-name="T15">stat_ahead</text:span> on the robinhood host (caused Lustre crashes). Set this if your experiment crashed on the robinhood host.</text:p>
        </text:list-item>
      </text:list>
      <text:p text:style-name="P51">lctl<text:span text:style-name="T49"> </text:span>set_param<text:span text:style-name="T49"> </text:span>llite.*.statahead_max=0</text:p>
      <text:list xml:id="list2642248748518667585" text:style-name="WW8Num12">
        <text:list-header>
          <text:p text:style-name="P95"/>
        </text:list-header>
        <text:list-item>
          <text:p text:style-name="P94"><text:span text:style-name="T59">CPU overload and client performance drop when free memory is low (bug #17282):<text:line-break/>in this case, lru_size must be set at CPU_count * 100:</text:span><text:span text:style-name="T23"><text:line-break/>lctl</text:span><text:span text:style-name="T25"> </text:span><text:span text:style-name="T23">set_param</text:span><text:span text:style-name="T25"> </text:span><text:span text:style-name="T23">ldlm.namespaces.*.lru_size=800</text:span></text:p>
          <text:p text:style-name="P88"/>
        </text:list-item>
      </text:list>
      <text:list xml:id="list1987971978" text:continue-list="list1489721005" text:style-name="WW8Num9">
        <text:list-item>
          <text:h text:style-name="P102" text:outline-level="1"><text:bookmark-start text:name="__RefHeading__22_828562237"/>Getting<text:span text:style-name="T4"> </text:span>more<text:span text:style-name="T4"> </text:span>information<text:bookmark-end text:name="__RefHeading__22_828562237"/></text:h>
        </text:list-item>
      </text:list>
      <text:p text:style-name="Standard"/>
      <text:p text:style-name="P10">In-line help</text:p>
      <text:p text:style-name="P4">‘rbh-backup --help’ and ‘rbh-backup-report --help’ provide a detailed descriptions of command-line parameters.</text:p>
      <text:p text:style-name="P4">‘rbh-backup --template’ generates a documented configuration template that can help you for writing your configuration file.</text:p>
      <text:p text:style-name="P10"/>
      <text:p text:style-name="P10">Admin guide</text:p>
      <text:p text:style-name="P4">For more details about robinhood configuration parameters, you can refer to the admin guide.</text:p>
      <text:p text:style-name="P4">It is available in the download section of the robinhood project on sourceforge.</text:p>
      <text:p text:style-name="P4">It is also located in the <text:span text:style-name="T15">doc/admin_guides</text:span> directory of the distribution tarball.</text:p>
      <text:p text:style-name="P4"/>
      <text:p text:style-name="P11">Project website and wiki</text:p>
      <text:p text:style-name="P4">You can get extra information on the website, especially in the wiki: <text:a xlink:type="simple" xlink:href="http://robinhood.sf.net/"><text:span text:style-name="Internet_20_link">http://robinhood.sf.net</text:span></text:a></text:p>
      <text:p text:style-name="P4"/>
      <text:p text:style-name="P10">Mailing lists</text:p>
      <text:p text:style-name="P10"/>
      <text:list xml:id="list5032316730073531102" text:style-name="WW8Num20">
        <text:list-item>
          <text:p text:style-name="P96">You can get support by posting your issue to robinhood-support mailing list:<text:line-break/><text:a xlink:type="simple" xlink:href="mailto:robinhood-support@lists.sourceforge.net"><text:span text:style-name="Internet_20_link">robinhood-support@lists.sourceforge.net</text:span></text:a></text:p>
        </text:list-item>
      </text:list>
      <text:p text:style-name="P62"/>
      <text:list xml:id="list1012652921" text:continue-numbering="true" text:style-name="WW8Num20">
        <text:list-item>
          <text:p text:style-name="P96">To keep updated about new versions of robinhood, subscribe to:<text:line-break/><text:a xlink:type="simple" xlink:href="mailto:robinhood-news@lists.sourceforge.net"><text:span text:style-name="Internet_20_link">robinhood-news@lists.sourceforge.net</text:span></text:a></text:p>
        </text:list-item>
      </text:list>
      <text:p text:style-name="Standard"/>
      <text:list xml:id="list1822906495" text:continue-numbering="true" text:style-name="WW8Num20">
        <text:list-item>
          <text:p text:style-name="P96">Robinhood is Open Source. To contribute to its development, join:<text:line-break/><text:a xlink:type="simple" xlink:href="mailto:robinhood-devel@lists.sourceforge.net"><text:span text:style-name="Internet_20_link">robinhood-devel@lists.sourceforge.net</text:span></text:a></text:p>
        </text:list-item>
      </text:list>
      <text:p text:style-name="Standard"/>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aragraphe_20_de_20_liste" style:display-name="Paragraphe de liste" style:family="paragraph" style:parent-style-name="Standard">
      <style:paragraph-properties fo:margin-left="1.2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Symbol" fo:font-size="14pt" fo:language="zxx" fo:country="none" fo:font-style="italic" fo:font-weight="bold" style:font-size-asian="14pt" style:font-style-asian="italic" style:font-weight-asian="bold" style:font-name-complex="Symbol" style:font-size-complex="14pt" style:language-complex="zxx" style:country-complex="none" style:font-style-complex="italic" style:font-weight-complex="bold"/>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Times New Roman" style:font-name-asian="Times New Roman" style:font-name-complex="Times New Roman"/>
    </style:style>
    <style:style style:name="WW8Num16z2" style:family="text">
      <style:text-properties style:font-name="Wingdings" style:font-name-complex="Wingdings"/>
    </style:style>
    <style:style style:name="WW8Num16z4" style:family="text">
      <style:text-properties style:font-name="Courier New" style:font-name-complex="Courier New"/>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xte_20_de_20_bulles_20_Car" style:display-name="Texte de bulles Car" style:family="text">
      <style:text-properties style:font-name="Tahoma" fo:font-size="8pt" fo:language="en" fo:country="US" style:font-size-asian="8pt" style:font-name-complex="Tahoma" style:font-size-complex="8pt"/>
    </style:style>
    <style:style style:name="Titre_20_Car" style:display-name="Titre Car" style:family="tex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Titre_20_2_20_Car" style:display-name="Titre 2 Car" style:family="tex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0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2">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fo:text-indent="-1.244cm" fo:margin-left="3.149cm"/>
        </style:list-level-properties>
        <style:text-properties style:font-name="Times New Roman"/>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01cm" fo:text-indent="-0.7cm" fo:margin-left="0.7cm"/>
        </style:list-level-properties>
      </text:list-level-style-number>
      <text:list-level-style-number text:level="4" style:num-suffix="." style:num-format="a" style:num-letter-sync="true" text:display-levels="4">
        <style:list-level-properties text:list-level-position-and-space-mode="label-alignment">
          <style:list-level-label-alignment text:label-followed-by="listtab" text:list-tab-stop-position="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bovicit</meta:initial-creator>
    <meta:creation-date>2008-10-27T15:05:00</meta:creation-date>
    <dc:creator>LEIBOVICI Thomas </dc:creator>
    <dc:date>2014-03-14T14:58:33</dc:date>
    <meta:print-date>2013-07-29T16:13:00</meta:print-date>
    <meta:editing-cycles>7935</meta:editing-cycles>
    <meta:editing-duration>P2DT5H52M5S</meta:editing-duration>
    <meta:generator>LibreOffice/4.0.4.2$Linux_X86_64 LibreOffice_project/400m0$Build-2</meta:generator>
    <meta:document-statistic meta:table-count="1" meta:image-count="3" meta:object-count="0" meta:page-count="18" meta:paragraph-count="458" meta:word-count="4350" meta:character-count="29125" meta:non-whitespace-character-count="24330"/>
    <meta:user-defined meta:name="Info 1"/>
    <meta:user-defined meta:name="Info 2"/>
    <meta:user-defined meta:name="Info 3"/>
    <meta:user-defined meta:name="Info 4"/>
  </office:meta>
</office:document-meta>
</file>